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ea9" officeooo:paragraph-rsid="00143ea9"/>
    </style:style>
    <style:style style:name="P2" style:family="paragraph" style:parent-style-name="Standard">
      <style:text-properties fo:color="#c9211e" loext:opacity="100%" officeooo:rsid="00143ea9" officeooo:paragraph-rsid="00143ea9"/>
    </style:style>
    <style:style style:name="P3" style:family="paragraph" style:parent-style-name="Standard">
      <style:text-properties fo:color="#c9211e" loext:opacity="100%" officeooo:rsid="00143ea9" officeooo:paragraph-rsid="001a0147"/>
    </style:style>
    <style:style style:name="P4" style:family="paragraph" style:parent-style-name="Standard">
      <style:text-properties fo:color="#c9211e" loext:opacity="100%" officeooo:rsid="00143ea9" officeooo:paragraph-rsid="001e3e57"/>
    </style:style>
    <style:style style:name="P5" style:family="paragraph" style:parent-style-name="Standard">
      <style:text-properties fo:color="#c9211e" loext:opacity="100%" officeooo:rsid="00143ea9" officeooo:paragraph-rsid="001f1f6f"/>
    </style:style>
    <style:style style:name="P6" style:family="paragraph" style:parent-style-name="Standard">
      <style:text-properties fo:color="#c9211e" loext:opacity="100%" officeooo:rsid="00143ea9" officeooo:paragraph-rsid="0020ceb5"/>
    </style:style>
    <style:style style:name="P7" style:family="paragraph" style:parent-style-name="Standard">
      <style:text-properties fo:color="#c9211e" loext:opacity="100%" officeooo:rsid="00143ea9" officeooo:paragraph-rsid="00264f87"/>
    </style:style>
    <style:style style:name="P8" style:family="paragraph" style:parent-style-name="Standard">
      <style:text-properties fo:color="#c9211e" loext:opacity="100%" officeooo:rsid="00143ea9" officeooo:paragraph-rsid="002c9f1f"/>
    </style:style>
    <style:style style:name="P9" style:family="paragraph" style:parent-style-name="Heading_20_3">
      <style:text-properties fo:color="#c9211e" loext:opacity="100%" officeooo:rsid="00143ea9" officeooo:paragraph-rsid="00329d67"/>
    </style:style>
    <style:style style:name="P10" style:family="paragraph" style:parent-style-name="Standard">
      <style:text-properties fo:color="#c9211e" loext:opacity="100%" officeooo:rsid="00143ea9" officeooo:paragraph-rsid="00329d67"/>
    </style:style>
    <style:style style:name="P11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68987"/>
    </style:style>
    <style:style style:name="P12" style:family="paragraph" style:parent-style-name="Heading_20_3">
      <style:paragraph-properties fo:text-align="start" style:justify-single-word="false"/>
      <style:text-properties fo:color="#c9211e" loext:opacity="100%" officeooo:rsid="00143ea9" officeooo:paragraph-rsid="003c4aa1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rsid="00143ea9" officeooo:paragraph-rsid="00329d67"/>
    </style:style>
    <style:style style:name="P14" style:family="paragraph" style:parent-style-name="Standard">
      <style:text-properties fo:color="#c9211e" loext:opacity="100%" officeooo:rsid="00143ea9" officeooo:paragraph-rsid="002fbae1"/>
    </style:style>
    <style:style style:name="P15" style:family="paragraph" style:parent-style-name="Standard">
      <style:text-properties fo:color="#c9211e" loext:opacity="100%" officeooo:rsid="00143ea9" officeooo:paragraph-rsid="00314a77"/>
    </style:style>
    <style:style style:name="P16" style:family="paragraph" style:parent-style-name="Heading_20_3">
      <style:text-properties fo:color="#c9211e" loext:opacity="100%" officeooo:rsid="00143ea9" officeooo:paragraph-rsid="0041c06f"/>
    </style:style>
    <style:style style:name="P17" style:family="paragraph" style:parent-style-name="Standard">
      <style:text-properties fo:color="#c9211e" loext:opacity="100%" officeooo:rsid="00143ea9" officeooo:paragraph-rsid="0041c06f"/>
    </style:style>
    <style:style style:name="P18" style:family="paragraph" style:parent-style-name="Heading_20_3">
      <style:text-properties fo:color="#c9211e" loext:opacity="100%" officeooo:rsid="00143ea9" officeooo:paragraph-rsid="00519d53"/>
    </style:style>
    <style:style style:name="P19" style:family="paragraph" style:parent-style-name="Standard">
      <style:text-properties fo:color="#c9211e" loext:opacity="100%" officeooo:rsid="00143ea9" officeooo:paragraph-rsid="0047b29e"/>
    </style:style>
    <style:style style:name="P20" style:family="paragraph" style:parent-style-name="Standard">
      <style:text-properties fo:color="#c9211e" loext:opacity="100%" officeooo:rsid="00143ea9" officeooo:paragraph-rsid="005438ec"/>
    </style:style>
    <style:style style:name="P21" style:family="paragraph" style:parent-style-name="Standard">
      <style:text-properties fo:color="#c9211e" loext:opacity="100%" officeooo:rsid="00152826" officeooo:paragraph-rsid="00152826"/>
    </style:style>
    <style:style style:name="P22" style:family="paragraph" style:parent-style-name="Standard">
      <style:text-properties fo:color="#c9211e" loext:opacity="100%" officeooo:rsid="00152826" officeooo:paragraph-rsid="001e3e57"/>
    </style:style>
    <style:style style:name="P23" style:family="paragraph" style:parent-style-name="Standard">
      <style:text-properties fo:color="#c9211e" loext:opacity="100%" officeooo:rsid="00152826" officeooo:paragraph-rsid="0047b29e"/>
    </style:style>
    <style:style style:name="P24" style:family="paragraph" style:parent-style-name="Text_20_body">
      <style:text-properties fo:color="#c9211e" loext:opacity="100%" officeooo:rsid="00152826" officeooo:paragraph-rsid="0047b29e"/>
    </style:style>
    <style:style style:name="P25" style:family="paragraph" style:parent-style-name="Standard">
      <style:text-properties fo:color="#c9211e" loext:opacity="100%" officeooo:rsid="00152826" officeooo:paragraph-rsid="00569f45"/>
    </style:style>
    <style:style style:name="P26" style:family="paragraph" style:parent-style-name="Standard">
      <style:text-properties fo:color="#c9211e" loext:opacity="100%" fo:font-weight="bold" officeooo:rsid="00143ea9" officeooo:paragraph-rsid="001a0147" style:font-weight-asian="bold" style:font-weight-complex="bold"/>
    </style:style>
    <style:style style:name="P27" style:family="paragraph" style:parent-style-name="Standard">
      <style:text-properties fo:color="#c9211e" loext:opacity="100%" fo:font-weight="bold" officeooo:rsid="00143ea9" officeooo:paragraph-rsid="001e3e57" style:font-weight-asian="bold" style:font-weight-complex="bold"/>
    </style:style>
    <style:style style:name="P28" style:family="paragraph" style:parent-style-name="Standard">
      <style:text-properties fo:color="#c9211e" loext:opacity="100%" fo:font-weight="bold" officeooo:rsid="00143ea9" officeooo:paragraph-rsid="002c9f1f" style:font-weight-asian="bold" style:font-weight-complex="bold"/>
    </style:style>
    <style:style style:name="P29" style:family="paragraph" style:parent-style-name="Standard">
      <style:text-properties fo:color="#800080" loext:opacity="100%" fo:font-size="28pt" officeooo:rsid="00143ea9" officeooo:paragraph-rsid="00143ea9" style:font-size-asian="28pt" style:font-size-complex="28pt"/>
    </style:style>
    <style:style style:name="P30" style:family="paragraph" style:parent-style-name="Standard">
      <style:text-properties fo:color="#800080" loext:opacity="100%" officeooo:rsid="00152826" officeooo:paragraph-rsid="00143ea9"/>
    </style:style>
    <style:style style:name="P31" style:family="paragraph" style:parent-style-name="Standard">
      <style:text-properties fo:color="#800080" loext:opacity="100%" officeooo:rsid="00152826" officeooo:paragraph-rsid="001a0147"/>
    </style:style>
    <style:style style:name="P32" style:family="paragraph" style:parent-style-name="Standard">
      <style:text-properties fo:color="#800080" loext:opacity="100%" officeooo:rsid="00152826" officeooo:paragraph-rsid="001e3e57"/>
    </style:style>
    <style:style style:name="P33" style:family="paragraph" style:parent-style-name="Standard">
      <style:text-properties fo:color="#800080" loext:opacity="100%" officeooo:rsid="00152826" officeooo:paragraph-rsid="00264f87"/>
    </style:style>
    <style:style style:name="P34" style:family="paragraph" style:parent-style-name="Standard">
      <style:text-properties fo:color="#800080" loext:opacity="100%" officeooo:rsid="00152826" officeooo:paragraph-rsid="002c9f1f"/>
    </style:style>
    <style:style style:name="P35" style:family="paragraph" style:parent-style-name="Standard">
      <style:text-properties fo:color="#800080" loext:opacity="100%" officeooo:rsid="00152826" officeooo:paragraph-rsid="0047b29e"/>
    </style:style>
    <style:style style:name="P36" style:family="paragraph" style:parent-style-name="Standard">
      <style:text-properties fo:color="#800080" loext:opacity="100%" officeooo:rsid="001e3e57" officeooo:paragraph-rsid="001e3e57"/>
    </style:style>
    <style:style style:name="P37" style:family="paragraph" style:parent-style-name="Standard">
      <style:text-properties fo:color="#800080" loext:opacity="100%" officeooo:rsid="001e3e57" officeooo:paragraph-rsid="00264f87"/>
    </style:style>
    <style:style style:name="P38" style:family="paragraph" style:parent-style-name="Standard">
      <style:text-properties fo:color="#800080" loext:opacity="100%" officeooo:rsid="001e3e57" officeooo:paragraph-rsid="002c9f1f"/>
    </style:style>
    <style:style style:name="P39" style:family="paragraph" style:parent-style-name="Standard">
      <style:text-properties fo:color="#000000" loext:opacity="100%" officeooo:rsid="00152826" officeooo:paragraph-rsid="00152826"/>
    </style:style>
    <style:style style:name="P40" style:family="paragraph" style:parent-style-name="Standard">
      <style:text-properties fo:color="#000000" loext:opacity="100%" officeooo:rsid="00152826" officeooo:paragraph-rsid="001a0147"/>
    </style:style>
    <style:style style:name="P41" style:family="paragraph" style:parent-style-name="Heading_20_3">
      <style:text-properties fo:color="#000000" loext:opacity="100%" officeooo:rsid="00152826" officeooo:paragraph-rsid="00428e30"/>
    </style:style>
    <style:style style:name="P42" style:family="paragraph" style:parent-style-name="Standard">
      <style:text-properties fo:color="#000000" loext:opacity="100%" officeooo:rsid="00152826" officeooo:paragraph-rsid="0047b29e"/>
    </style:style>
    <style:style style:name="P43" style:family="paragraph" style:parent-style-name="Standard">
      <style:text-properties fo:color="#000000" loext:opacity="100%" officeooo:rsid="00152826" officeooo:paragraph-rsid="00484b67"/>
    </style:style>
    <style:style style:name="P44" style:family="paragraph" style:parent-style-name="Standard">
      <style:text-properties fo:color="#000000" loext:opacity="100%" officeooo:rsid="001a7658" officeooo:paragraph-rsid="001a0147"/>
    </style:style>
    <style:style style:name="P45" style:family="paragraph" style:parent-style-name="Standard">
      <style:text-properties fo:color="#000000" loext:opacity="100%" officeooo:rsid="001a7658" officeooo:paragraph-rsid="0058ce4e"/>
    </style:style>
    <style:style style:name="P46" style:family="paragraph" style:parent-style-name="Heading_20_3">
      <style:text-properties fo:color="#000000" loext:opacity="100%" fo:font-size="12pt" officeooo:rsid="00152826" officeooo:paragraph-rsid="0050b4b0" style:font-size-asian="12pt" style:font-size-complex="12pt"/>
    </style:style>
    <style:style style:name="P47" style:family="paragraph" style:parent-style-name="Standard">
      <style:text-properties fo:color="#000000" loext:opacity="100%" fo:font-size="12pt" officeooo:rsid="00152826" officeooo:paragraph-rsid="00484b67" style:font-size-asian="12pt" style:font-size-complex="12pt"/>
    </style:style>
    <style:style style:name="P48" style:family="paragraph" style:parent-style-name="Standard">
      <style:text-properties officeooo:paragraph-rsid="00152826"/>
    </style:style>
    <style:style style:name="P49" style:family="paragraph" style:parent-style-name="Standard">
      <style:text-properties officeooo:paragraph-rsid="00143ea9"/>
    </style:style>
    <style:style style:name="P50" style:family="paragraph" style:parent-style-name="Standard">
      <style:text-properties officeooo:paragraph-rsid="001a0147"/>
    </style:style>
    <style:style style:name="P51" style:family="paragraph" style:parent-style-name="Standard">
      <style:text-properties officeooo:paragraph-rsid="0020ceb5"/>
    </style:style>
    <style:style style:name="P52" style:family="paragraph" style:parent-style-name="Standard">
      <style:text-properties officeooo:paragraph-rsid="00264f87"/>
    </style:style>
    <style:style style:name="P53" style:family="paragraph" style:parent-style-name="Standard">
      <style:text-properties officeooo:paragraph-rsid="0028ff8a"/>
    </style:style>
    <style:style style:name="P54" style:family="paragraph" style:parent-style-name="Standard">
      <style:text-properties officeooo:paragraph-rsid="002984c7"/>
    </style:style>
    <style:style style:name="P55" style:family="paragraph" style:parent-style-name="Standard">
      <style:text-properties officeooo:paragraph-rsid="002c9f1f"/>
    </style:style>
    <style:style style:name="P56" style:family="paragraph" style:parent-style-name="Heading_20_4">
      <style:paragraph-properties fo:text-align="start" style:justify-single-word="false"/>
    </style:style>
    <style:style style:name="P57" style:family="paragraph" style:parent-style-name="Text_20_body">
      <style:paragraph-properties fo:text-align="start" style:justify-single-word="false"/>
    </style:style>
    <style:style style:name="P58" style:family="paragraph" style:parent-style-name="Text_20_body">
      <style:paragraph-properties fo:text-align="start" style:justify-single-word="false"/>
      <style:text-properties officeooo:paragraph-rsid="00333a88"/>
    </style:style>
    <style:style style:name="P59" style:family="paragraph" style:parent-style-name="Text_20_body">
      <style:paragraph-properties fo:text-align="start" style:justify-single-word="false"/>
      <style:text-properties officeooo:paragraph-rsid="00368987"/>
    </style:style>
    <style:style style:name="P60" style:family="paragraph" style:parent-style-name="Text_20_body">
      <style:paragraph-properties fo:text-align="start" style:justify-single-word="false"/>
      <style:text-properties officeooo:paragraph-rsid="00369cd0"/>
    </style:style>
    <style:style style:name="P61" style:family="paragraph" style:parent-style-name="Heading_20_4">
      <style:text-properties fo:font-size="12pt" fo:font-weight="normal" style:font-size-asian="12pt" style:font-weight-asian="normal" style:font-size-complex="12pt" style:font-weight-complex="normal"/>
    </style:style>
    <style:style style:name="P62" style:family="paragraph" style:parent-style-name="Heading_20_4">
      <style:text-properties fo:font-size="12pt" style:font-size-asian="12pt" style:font-size-complex="12pt"/>
    </style:style>
    <style:style style:name="P63" style:family="paragraph" style:parent-style-name="Standard">
      <style:text-properties officeooo:paragraph-rsid="00369cd0"/>
    </style:style>
    <style:style style:name="P64" style:family="paragraph" style:parent-style-name="Standard">
      <style:text-properties officeooo:paragraph-rsid="0038da85"/>
    </style:style>
    <style:style style:name="P65" style:family="paragraph" style:parent-style-name="Standard">
      <style:text-properties officeooo:paragraph-rsid="00395887"/>
    </style:style>
    <style:style style:name="P66" style:family="paragraph" style:parent-style-name="Standard">
      <style:text-properties officeooo:paragraph-rsid="003aeed8"/>
    </style:style>
    <style:style style:name="P67" style:family="paragraph" style:parent-style-name="Text_20_body">
      <style:text-properties officeooo:paragraph-rsid="0034a187"/>
    </style:style>
    <style:style style:name="P68" style:family="paragraph" style:parent-style-name="Heading_20_4">
      <style:text-properties fo:font-weight="normal" style:font-weight-asian="normal" style:font-weight-complex="normal"/>
    </style:style>
    <style:style style:name="P69" style:family="paragraph" style:parent-style-name="Standard">
      <style:text-properties officeooo:paragraph-rsid="0047b29e"/>
    </style:style>
    <style:style style:name="P70" style:family="paragraph" style:parent-style-name="Standard">
      <style:text-properties officeooo:paragraph-rsid="004baf59"/>
    </style:style>
    <style:style style:name="P71" style:family="paragraph" style:parent-style-name="Standard">
      <style:text-properties officeooo:paragraph-rsid="005438ec"/>
    </style:style>
    <style:style style:name="P72" style:family="paragraph" style:parent-style-name="Standard">
      <style:text-properties officeooo:paragraph-rsid="00551e3f"/>
    </style:style>
    <style:style style:name="P73" style:family="paragraph" style:parent-style-name="Standard">
      <style:text-properties officeooo:paragraph-rsid="00567d83"/>
    </style:style>
    <style:style style:name="P74" style:family="paragraph" style:parent-style-name="Standard">
      <style:text-properties officeooo:paragraph-rsid="00568b82"/>
    </style:style>
    <style:style style:name="P75" style:family="paragraph" style:parent-style-name="Standard">
      <style:text-properties officeooo:paragraph-rsid="00569f45"/>
    </style:style>
    <style:style style:name="P76" style:family="paragraph" style:parent-style-name="Standard">
      <style:text-properties officeooo:paragraph-rsid="0058ce4e"/>
    </style:style>
    <style:style style:name="P77" style:family="paragraph" style:parent-style-name="Text_20_body">
      <style:text-properties officeooo:paragraph-rsid="00460d72"/>
    </style:style>
    <style:style style:name="P78" style:family="paragraph" style:parent-style-name="Text_20_body">
      <style:text-properties officeooo:paragraph-rsid="004f054d"/>
    </style:style>
    <style:style style:name="P79" style:family="paragraph" style:parent-style-name="Text_20_body">
      <style:text-properties officeooo:paragraph-rsid="004f3685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52826"/>
    </style:style>
    <style:style style:name="T3" style:family="text">
      <style:text-properties fo:color="#000000" loext:opacity="100%" officeooo:rsid="00143ea9"/>
    </style:style>
    <style:style style:name="T4" style:family="text">
      <style:text-properties fo:color="#000000" loext:opacity="100%" officeooo:rsid="001a0147"/>
    </style:style>
    <style:style style:name="T5" style:family="text">
      <style:text-properties fo:color="#000000" loext:opacity="100%" officeooo:rsid="001a7658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7658" style:font-weight-asian="bold" style:font-weight-complex="bold"/>
    </style:style>
    <style:style style:name="T8" style:family="text">
      <style:text-properties fo:color="#000000" loext:opacity="100%" officeooo:rsid="001e3e57"/>
    </style:style>
    <style:style style:name="T9" style:family="text">
      <style:text-properties fo:color="#000000" loext:opacity="100%" officeooo:rsid="001eaa58"/>
    </style:style>
    <style:style style:name="T10" style:family="text">
      <style:text-properties fo:color="#000000" loext:opacity="100%" officeooo:rsid="001f1f6f"/>
    </style:style>
    <style:style style:name="T11" style:family="text">
      <style:text-properties fo:color="#000000" loext:opacity="100%" officeooo:rsid="0020ceb5"/>
    </style:style>
    <style:style style:name="T12" style:family="text">
      <style:text-properties fo:color="#000000" loext:opacity="100%" fo:font-weight="normal" officeooo:rsid="001a7658" style:font-weight-asian="normal" style:font-weight-complex="normal"/>
    </style:style>
    <style:style style:name="T13" style:family="text">
      <style:text-properties fo:color="#000000" loext:opacity="100%" fo:font-weight="normal" officeooo:rsid="0020ceb5" style:font-weight-asian="normal" style:font-weight-complex="normal"/>
    </style:style>
    <style:style style:name="T14" style:family="text">
      <style:text-properties fo:color="#000000" loext:opacity="100%" fo:font-weight="normal" officeooo:rsid="002c9f1f" style:font-weight-asian="normal" style:font-weight-complex="normal"/>
    </style:style>
    <style:style style:name="T15" style:family="text">
      <style:text-properties fo:color="#000000" loext:opacity="100%" fo:font-weight="normal" officeooo:rsid="001e3e57" style:font-weight-asian="normal" style:font-weight-complex="normal"/>
    </style:style>
    <style:style style:name="T16" style:family="text">
      <style:text-properties fo:color="#000000" loext:opacity="100%" fo:font-weight="normal" officeooo:rsid="00308f8e" style:font-weight-asian="normal" style:font-weight-complex="normal"/>
    </style:style>
    <style:style style:name="T17" style:family="text">
      <style:text-properties fo:color="#000000" loext:opacity="100%" fo:font-weight="normal" officeooo:rsid="00314a77" style:font-weight-asian="normal" style:font-weight-complex="normal"/>
    </style:style>
    <style:style style:name="T18" style:family="text">
      <style:text-properties fo:color="#000000" loext:opacity="100%" fo:font-weight="normal" officeooo:rsid="00329d67" style:font-weight-asian="normal" style:font-weight-complex="normal"/>
    </style:style>
    <style:style style:name="T19" style:family="text">
      <style:text-properties fo:color="#000000" loext:opacity="100%" officeooo:rsid="00264f87"/>
    </style:style>
    <style:style style:name="T20" style:family="text">
      <style:text-properties fo:color="#000000" loext:opacity="100%" officeooo:rsid="0028ff8a"/>
    </style:style>
    <style:style style:name="T21" style:family="text">
      <style:text-properties fo:color="#000000" loext:opacity="100%" officeooo:rsid="002984c7"/>
    </style:style>
    <style:style style:name="T22" style:family="text">
      <style:text-properties fo:color="#000000" loext:opacity="100%" officeooo:rsid="002b771f"/>
    </style:style>
    <style:style style:name="T23" style:family="text">
      <style:text-properties fo:color="#000000" loext:opacity="100%" officeooo:rsid="002c9f1f"/>
    </style:style>
    <style:style style:name="T24" style:family="text">
      <style:text-properties fo:color="#000000" loext:opacity="100%" officeooo:rsid="002d1c70"/>
    </style:style>
    <style:style style:name="T25" style:family="text">
      <style:text-properties fo:color="#000000" loext:opacity="100%" officeooo:rsid="002d4f34"/>
    </style:style>
    <style:style style:name="T26" style:family="text">
      <style:text-properties fo:color="#000000" loext:opacity="100%" fo:font-size="12pt" officeooo:rsid="001a7658" style:font-size-asian="12pt" style:font-size-complex="12pt"/>
    </style:style>
    <style:style style:name="T27" style:family="text">
      <style:text-properties fo:color="#000000" loext:opacity="100%" fo:font-size="12pt" officeooo:rsid="0038da85" style:font-size-asian="12pt" style:font-size-complex="12pt"/>
    </style:style>
    <style:style style:name="T28" style:family="text">
      <style:text-properties fo:color="#000000" loext:opacity="100%" fo:font-size="12pt" officeooo:rsid="00395887" style:font-size-asian="12pt" style:font-size-complex="12pt"/>
    </style:style>
    <style:style style:name="T29" style:family="text">
      <style:text-properties fo:color="#000000" loext:opacity="100%" fo:font-size="12pt" officeooo:rsid="003aeed8" style:font-size-asian="12pt" style:font-size-complex="12pt"/>
    </style:style>
    <style:style style:name="T30" style:family="text">
      <style:text-properties fo:color="#000000" loext:opacity="100%" officeooo:rsid="00369cd0"/>
    </style:style>
    <style:style style:name="T31" style:family="text">
      <style:text-properties fo:color="#000000" loext:opacity="100%" officeooo:rsid="0047b29e"/>
    </style:style>
    <style:style style:name="T32" style:family="text">
      <style:text-properties fo:color="#000000" loext:opacity="100%" officeooo:rsid="004b761b"/>
    </style:style>
    <style:style style:name="T33" style:family="text">
      <style:text-properties fo:color="#000000" loext:opacity="100%" officeooo:rsid="004baf59"/>
    </style:style>
    <style:style style:name="T34" style:family="text">
      <style:text-properties fo:color="#000000" loext:opacity="100%" officeooo:rsid="00551e3f"/>
    </style:style>
    <style:style style:name="T35" style:family="text">
      <style:text-properties fo:color="#000000" loext:opacity="100%" officeooo:rsid="00584478"/>
    </style:style>
    <style:style style:name="T36" style:family="text">
      <style:text-properties fo:color="#000000" loext:opacity="100%" officeooo:rsid="0058ce4e"/>
    </style:style>
    <style:style style:name="T37" style:family="text">
      <style:text-properties fo:color="#800080" loext:opacity="100%" officeooo:rsid="00152826"/>
    </style:style>
    <style:style style:name="T38" style:family="text">
      <style:text-properties fo:color="#800080" loext:opacity="100%" officeooo:rsid="001894b4"/>
    </style:style>
    <style:style style:name="T39" style:family="text">
      <style:text-properties fo:color="#800080" loext:opacity="100%" officeooo:rsid="001a0147"/>
    </style:style>
    <style:style style:name="T40" style:family="text">
      <style:text-properties fo:color="#800080" loext:opacity="100%" officeooo:rsid="001e3e57"/>
    </style:style>
    <style:style style:name="T41" style:family="text">
      <style:text-properties fo:color="#800080" loext:opacity="100%" fo:font-weight="normal" officeooo:rsid="0020ceb5" style:font-weight-asian="normal" style:font-weight-complex="normal"/>
    </style:style>
    <style:style style:name="T42" style:family="text">
      <style:text-properties fo:color="#800080" loext:opacity="100%" fo:font-weight="normal" officeooo:rsid="0047b29e" style:font-weight-asian="normal" style:font-weight-complex="normal"/>
    </style:style>
    <style:style style:name="T43" style:family="text">
      <style:text-properties fo:color="#800080" loext:opacity="100%" officeooo:rsid="00264f87"/>
    </style:style>
    <style:style style:name="T44" style:family="text">
      <style:text-properties fo:color="#800080" loext:opacity="100%" officeooo:rsid="00271126"/>
    </style:style>
    <style:style style:name="T45" style:family="text">
      <style:text-properties fo:color="#800080" loext:opacity="100%" officeooo:rsid="002b771f"/>
    </style:style>
    <style:style style:name="T46" style:family="text">
      <style:text-properties fo:color="#800080" loext:opacity="100%" officeooo:rsid="002c9f1f"/>
    </style:style>
    <style:style style:name="T47" style:family="text">
      <style:text-properties fo:color="#800080" loext:opacity="100%" fo:font-size="12pt" fo:font-weight="normal" officeooo:rsid="00448056" style:font-size-asian="12pt" style:font-weight-asian="normal" style:font-size-complex="12pt" style:font-weight-complex="normal"/>
    </style:style>
    <style:style style:name="T48" style:family="text">
      <style:text-properties fo:color="#800080" loext:opacity="100%" fo:font-size="12pt" fo:font-weight="normal" officeooo:rsid="00519d53" style:font-size-asian="12pt" style:font-weight-asian="normal" style:font-size-complex="12pt" style:font-weight-complex="normal"/>
    </style:style>
    <style:style style:name="T49" style:family="text">
      <style:text-properties fo:color="#800080" loext:opacity="100%" officeooo:rsid="0047b29e"/>
    </style:style>
    <style:style style:name="T50" style:family="text">
      <style:text-properties fo:color="#800080" loext:opacity="100%" officeooo:rsid="005438ec"/>
    </style:style>
    <style:style style:name="T51" style:family="text">
      <style:text-properties fo:color="#800080" loext:opacity="100%" officeooo:rsid="00568b82"/>
    </style:style>
    <style:style style:name="T52" style:family="text">
      <style:text-properties fo:color="#800080" loext:opacity="100%" officeooo:rsid="00569f45"/>
    </style:style>
    <style:style style:name="T53" style:family="text">
      <style:text-properties fo:color="#b85c00" loext:opacity="100%"/>
    </style:style>
    <style:style style:name="T54" style:family="text">
      <style:text-properties fo:color="#c9211e" loext:opacity="100%"/>
    </style:style>
    <style:style style:name="T55" style:family="text">
      <style:text-properties fo:color="#c9211e" loext:opacity="100%" officeooo:rsid="00152826"/>
    </style:style>
    <style:style style:name="T56" style:family="text">
      <style:text-properties fo:color="#c9211e" loext:opacity="100%" officeooo:rsid="00143ea9"/>
    </style:style>
    <style:style style:name="T57" style:family="text">
      <style:text-properties fo:color="#c9211e" loext:opacity="100%" officeooo:rsid="001a7658"/>
    </style:style>
    <style:style style:name="T58" style:family="text">
      <style:text-properties fo:color="#c9211e" loext:opacity="100%" fo:font-weight="bold" style:font-weight-asian="bold" style:font-weight-complex="bold"/>
    </style:style>
    <style:style style:name="T59" style:family="text">
      <style:text-properties fo:color="#c9211e" loext:opacity="100%" fo:font-weight="bold" officeooo:rsid="00143ea9" style:font-weight-asian="bold" style:font-weight-complex="bold"/>
    </style:style>
    <style:style style:name="T60" style:family="text">
      <style:text-properties fo:color="#c9211e" loext:opacity="100%" fo:font-weight="bold" officeooo:rsid="002b771f" style:font-weight-asian="bold" style:font-weight-complex="bold"/>
    </style:style>
    <style:style style:name="T61" style:family="text">
      <style:text-properties fo:color="#c9211e" loext:opacity="100%" officeooo:rsid="001e3e57"/>
    </style:style>
    <style:style style:name="T62" style:family="text">
      <style:text-properties fo:color="#c9211e" loext:opacity="100%" officeooo:rsid="002c9f1f"/>
    </style:style>
    <style:style style:name="T63" style:family="text">
      <style:text-properties fo:color="#c9211e" loext:opacity="100%" fo:font-weight="normal" officeooo:rsid="00143ea9" style:font-weight-asian="normal" style:font-weight-complex="normal"/>
    </style:style>
    <style:style style:name="T64" style:family="text">
      <style:text-properties fo:color="#c9211e" loext:opacity="100%" officeooo:rsid="00369cd0"/>
    </style:style>
    <style:style style:name="T65" style:family="text">
      <style:text-properties fo:color="#c9211e" loext:opacity="100%" fo:font-size="12pt" fo:font-weight="normal" officeooo:rsid="00143ea9" style:font-size-asian="12pt" style:font-weight-asian="normal" style:font-size-complex="12pt" style:font-weight-complex="normal"/>
    </style:style>
    <style:style style:name="T66" style:family="text">
      <style:text-properties fo:color="#c9211e" loext:opacity="100%" fo:font-size="12pt" style:font-size-asian="12pt" style:font-size-complex="12pt"/>
    </style:style>
    <style:style style:name="T67" style:family="text">
      <style:text-properties fo:color="#c9211e" loext:opacity="100%" fo:font-size="12pt" officeooo:rsid="001a7658" style:font-size-asian="12pt" style:font-size-complex="12pt"/>
    </style:style>
    <style:style style:name="T68" style:family="text">
      <style:text-properties fo:color="#c9211e" loext:opacity="100%" fo:font-size="12pt" officeooo:rsid="0038da85" style:font-size-asian="12pt" style:font-size-complex="12pt"/>
    </style:style>
    <style:style style:name="T69" style:family="text">
      <style:text-properties fo:color="#c9211e" loext:opacity="100%" fo:font-size="12pt" officeooo:rsid="004f3685" style:font-size-asian="12pt" style:font-size-complex="12pt"/>
    </style:style>
    <style:style style:name="T70" style:family="text">
      <style:text-properties fo:color="#c9211e" loext:opacity="100%" fo:font-size="12pt" fo:font-weight="bold" officeooo:rsid="00448056" style:font-size-asian="12pt" style:font-weight-asian="bold" style:font-size-complex="12pt" style:font-weight-complex="bold"/>
    </style:style>
    <style:style style:name="T71" style:family="text">
      <style:text-properties fo:color="#c9211e" loext:opacity="100%" officeooo:rsid="0058ce4e"/>
    </style:style>
    <style:style style:name="T72" style:family="text">
      <style:text-properties officeooo:rsid="001a7658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1e3e57" style:font-weight-asian="bold" style:font-weight-complex="bold"/>
    </style:style>
    <style:style style:name="T75" style:family="text">
      <style:text-properties fo:font-weight="bold" officeooo:rsid="001a7658" style:font-weight-asian="bold" style:font-weight-complex="bold"/>
    </style:style>
    <style:style style:name="T76" style:family="text">
      <style:text-properties fo:font-weight="bold" officeooo:rsid="001f1f6f" style:font-weight-asian="bold" style:font-weight-complex="bold"/>
    </style:style>
    <style:style style:name="T77" style:family="text">
      <style:text-properties fo:font-weight="bold" officeooo:rsid="0020ceb5" style:font-weight-asian="bold" style:font-weight-complex="bold"/>
    </style:style>
    <style:style style:name="T78" style:family="text">
      <style:text-properties fo:font-weight="bold" officeooo:rsid="00314a77" style:font-weight-asian="bold" style:font-weight-complex="bold"/>
    </style:style>
    <style:style style:name="T79" style:family="text">
      <style:text-properties officeooo:rsid="001eaa58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20ceb5" style:font-weight-asian="normal" style:font-weight-complex="normal"/>
    </style:style>
    <style:style style:name="T82" style:family="text">
      <style:text-properties fo:font-weight="normal" officeooo:rsid="00368987" style:font-weight-asian="normal" style:font-weight-complex="normal"/>
    </style:style>
    <style:style style:name="T83" style:family="text">
      <style:text-properties fo:color="#55308d" loext:opacity="100%"/>
    </style:style>
    <style:style style:name="T84" style:family="text">
      <style:text-properties fo:color="#55308d" loext:opacity="100%" fo:font-weight="normal" style:font-weight-asian="normal" style:font-weight-complex="normal"/>
    </style:style>
    <style:style style:name="T85" style:family="text">
      <style:text-properties fo:color="#55308d" loext:opacity="100%" fo:font-weight="normal" officeooo:rsid="0020ceb5" style:font-weight-asian="normal" style:font-weight-complex="normal"/>
    </style:style>
    <style:style style:name="T86" style:family="text">
      <style:text-properties fo:color="#55308d" loext:opacity="100%" fo:font-weight="normal" officeooo:rsid="002fbae1" style:font-weight-asian="normal" style:font-weight-complex="normal"/>
    </style:style>
    <style:style style:name="T87" style:family="text">
      <style:text-properties fo:color="#55308d" loext:opacity="100%" fo:font-weight="normal" officeooo:rsid="00329d67" style:font-weight-asian="normal" style:font-weight-complex="normal"/>
    </style:style>
    <style:style style:name="T88" style:family="text">
      <style:text-properties fo:color="#55308d" loext:opacity="100%" fo:font-weight="normal" officeooo:rsid="0050b4b0" style:font-weight-asian="normal" style:font-weight-complex="normal"/>
    </style:style>
    <style:style style:name="T89" style:family="text">
      <style:text-properties fo:color="#55308d" loext:opacity="100%" fo:font-weight="normal" officeooo:rsid="005438ec" style:font-weight-asian="normal" style:font-weight-complex="normal"/>
    </style:style>
    <style:style style:name="T90" style:family="text">
      <style:text-properties fo:color="#55308d" loext:opacity="100%" fo:font-weight="normal" officeooo:rsid="00569f45" style:font-weight-asian="normal" style:font-weight-complex="normal"/>
    </style:style>
    <style:style style:name="T91" style:family="text">
      <style:text-properties fo:color="#55308d" loext:opacity="100%" fo:font-weight="bold" officeooo:rsid="00329d67" style:font-weight-asian="bold" style:font-weight-complex="bold"/>
    </style:style>
    <style:style style:name="T92" style:family="text">
      <style:text-properties fo:color="#55308d" loext:opacity="100%" fo:font-size="12pt" fo:font-weight="normal" style:font-size-asian="12pt" style:font-weight-asian="normal" style:font-size-complex="12pt" style:font-weight-complex="normal"/>
    </style:style>
    <style:style style:name="T93" style:family="text">
      <style:text-properties fo:color="#55308d" loext:opacity="100%" fo:font-size="12pt" fo:font-weight="normal" officeooo:rsid="00329d67" style:font-size-asian="12pt" style:font-weight-asian="normal" style:font-size-complex="12pt" style:font-weight-complex="normal"/>
    </style:style>
    <style:style style:name="T94" style:family="text">
      <style:text-properties fo:color="#55308d" loext:opacity="100%" fo:font-size="12pt" fo:font-weight="normal" officeooo:rsid="00368987" style:font-size-asian="12pt" style:font-weight-asian="normal" style:font-size-complex="12pt" style:font-weight-complex="normal"/>
    </style:style>
    <style:style style:name="T95" style:family="text">
      <style:text-properties fo:color="#55308d" loext:opacity="100%" fo:font-size="12pt" fo:font-weight="normal" officeooo:rsid="003c4aa1" style:font-size-asian="12pt" style:font-weight-asian="normal" style:font-size-complex="12pt" style:font-weight-complex="normal"/>
    </style:style>
    <style:style style:name="T96" style:family="text">
      <style:text-properties fo:color="#55308d" loext:opacity="100%" fo:font-size="12pt" fo:font-weight="normal" officeooo:rsid="00519d53" style:font-size-asian="12pt" style:font-weight-asian="normal" style:font-size-complex="12pt" style:font-weight-complex="normal"/>
    </style:style>
    <style:style style:name="T97" style:family="text">
      <style:text-properties fo:color="#55308d" loext:opacity="100%" fo:font-size="12pt" fo:font-weight="normal" officeooo:rsid="00538e9e" style:font-size-asian="12pt" style:font-weight-asian="normal" style:font-size-complex="12pt" style:font-weight-complex="normal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2pt" officeooo:rsid="00387bad" style:font-size-asian="12pt" style:font-size-complex="12pt"/>
    </style:style>
    <style:style style:name="T100" style:family="text">
      <style:text-properties fo:font-size="12pt" officeooo:rsid="004f3685" style:font-size-asian="12pt" style:font-size-complex="12pt"/>
    </style:style>
    <style:style style:name="T101" style:family="text">
      <style:text-properties fo:font-size="12pt" officeooo:rsid="004fcb2b" style:font-size-asian="12pt" style:font-size-complex="12pt"/>
    </style:style>
    <style:style style:name="T102" style:family="text">
      <style:text-properties fo:font-size="12pt" fo:font-weight="bold" style:font-size-asian="12pt" style:font-weight-asian="bold" style:font-size-complex="12pt" style:font-weight-complex="bold"/>
    </style:style>
    <style:style style:name="T103" style:family="text">
      <style:text-properties fo:font-size="12pt" fo:font-weight="bold" officeooo:rsid="00329d67" style:font-size-asian="12pt" style:font-weight-asian="bold" style:font-size-complex="12pt" style:font-weight-complex="bold"/>
    </style:style>
    <style:style style:name="T104" style:family="text">
      <style:text-properties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3dee97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519d53" style:font-size-asian="12pt" style:font-weight-asian="normal" style:font-size-complex="12pt" style:font-weight-complex="normal"/>
    </style:style>
    <style:style style:name="T107" style:family="text">
      <style:text-properties officeooo:rsid="00333a88"/>
    </style:style>
    <style:style style:name="T108" style:family="text">
      <style:text-properties officeooo:rsid="0034a187"/>
    </style:style>
    <style:style style:name="T109" style:family="text">
      <style:text-properties officeooo:rsid="0035e619"/>
    </style:style>
    <style:style style:name="T110" style:family="text">
      <style:text-properties officeooo:rsid="00368987"/>
    </style:style>
    <style:style style:name="T111" style:family="text">
      <style:text-properties officeooo:rsid="00369cd0"/>
    </style:style>
    <style:style style:name="T112" style:family="text">
      <style:text-properties officeooo:rsid="00484b67"/>
    </style:style>
    <style:style style:name="T113" style:family="text">
      <style:text-properties officeooo:rsid="004f054d"/>
    </style:style>
    <style:style style:name="T114" style:family="text">
      <style:text-properties officeooo:rsid="005700ef"/>
    </style:style>
    <style:style style:name="T115" style:family="text">
      <style:text-properties officeooo:rsid="0058ce4e"/>
    </style:style>
    <style:style style:name="T116" style:family="text">
      <style:text-properties officeooo:rsid="00611d33"/>
    </style:style>
    <style:style style:name="T117" style:family="text">
      <style:text-properties officeooo:rsid="0062b5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User Stories:</text:p>
      <text:p text:style-name="P1"/>
      <text:p text:style-name="P1"/>
      <text:p text:style-name="P2"/>
      <text:p text:style-name="P75"><text:span text:style-name="T59">Feature: </text:span><text:span text:style-name="Strong_20_Emphasis"><text:span text:style-name="T89">A </text:span></text:span><text:span text:style-name="Strong_20_Emphasis"><text:span text:style-name="T90">new</text:span></text:span><text:span text:style-name="Strong_20_Emphasis"><text:span text:style-name="T89"> User </text:span></text:span><text:span text:style-name="T37">Sign</text:span><text:span text:style-name="T52">s</text:span><text:span text:style-name="T37"> up </text:span><text:span text:style-name="T52">to the website and gets immediately logged-in</text:span></text:p>
      <text:p text:style-name="P30"/>
      <text:p text:style-name="P49"><text:span text:style-name="T3"><text:tab/></text:span><text:span text:style-name="T2">As a new user, I want to be able to sign up and be logged in immediately after so that I can <text:tab/>start using the app.</text:span></text:p>
      <text:p text:style-name="P2"/>
      <text:p text:style-name="P2"><text:span text:style-name="T73">Scenario:</text:span> <text:span text:style-name="T37">Sign up and </text:span><text:span text:style-name="T38">C</text:span><text:span text:style-name="T37">heck if log</text:span><text:span text:style-name="T38">ged</text:span><text:span text:style-name="T37"> in </text:span></text:p>
      <text:p text:style-name="P39"/>
      <text:p text:style-name="P21"><text:span text:style-name="T1"><text:tab/></text:span><text:span text:style-name="T73">Given</text:span><text:span text:style-name="T6"> </text:span><text:span text:style-name="T1">I am on CaseVelocii homepage </text:span></text:p>
      <text:p text:style-name="P25"><text:tab/><text:span text:style-name="Strong_20_Emphasis"><text:span text:style-name="T72">And</text:span></text:span><text:span text:style-name="T72"> </text:span><text:span text:style-name="T1">I’m a new user</text:span></text:p>
      <text:p text:style-name="P21"><text:tab/><text:span text:style-name="T73">When</text:span> <text:span text:style-name="T1">I click on user icon </text:span></text:p>
      <text:p text:style-name="P21"><text:tab/><text:span text:style-name="T73">And </text:span><text:s text:c="2"/><text:span text:style-name="T1">I click on Sign up</text:span> </text:p>
      <text:p text:style-name="P48"><text:span text:style-name="T55"><text:tab/></text:span><text:span text:style-name="Strong_20_Emphasis"><text:span text:style-name="T58">Then</text:span></text:span> I should be able to fill out the sign-up form<text:line-break/><text:tab/><text:span text:style-name="Strong_20_Emphasis"><text:span text:style-name="T58">And</text:span></text:span> I enter my full name, email, password, and password confirmation</text:p>
      <text:p text:style-name="P39"><text:tab/><text:span text:style-name="T58">And</text:span><text:span text:style-name="T53"> </text:span><text:s/>I click on Sign up</text:p>
      <text:p text:style-name="P39"><text:tab/><text:span text:style-name="T58">Then</text:span><text:span text:style-name="T73"> </text:span>I should be logged in as a <text:span text:style-name="T114">registered </text:span>user</text:p>
      <text:p text:style-name="P39"><text:tab/></text:p>
      <text:p text:style-name="P21"/>
      <text:p text:style-name="P21"/>
      <text:p text:style-name="P21"/>
      <text:p text:style-name="P26"/>
      <text:p text:style-name="P26"/>
      <text:p text:style-name="P26"/>
      <text:p text:style-name="P26"/>
      <text:p text:style-name="P26"/>
      <text:p text:style-name="P74"><text:span text:style-name="T59">Feature</text:span><text:span text:style-name="T56">: </text:span><text:span text:style-name="Strong_20_Emphasis"><text:span text:style-name="T89">A registered User </text:span></text:span><text:span text:style-name="T39">Creat</text:span><text:span text:style-name="T51">es </text:span><text:span text:style-name="T39">a new post regarding one of </text:span><text:span text:style-name="T51">his</text:span><text:span text:style-name="T39"> houses.</text:span></text:p>
      <text:p text:style-name="P31"/>
      <text:p text:style-name="P50"><text:span text:style-name="T3"><text:tab/></text:span><text:span text:style-name="T4">As a logged-in user, I want to create a new post about my house so that other interested users <text:tab/>can see it.</text:span></text:p>
      <text:p text:style-name="P3"/>
      <text:p text:style-name="P3"><text:span text:style-name="T73">Scenario</text:span>: <text:span text:style-name="T39">User create a House Post</text:span></text:p>
      <text:p text:style-name="P40"/>
      <text:p text:style-name="P52"><text:span text:style-name="T2"><text:tab/></text:span><text:span text:style-name="Strong_20_Emphasis"><text:span text:style-name="T57">Given</text:span></text:span><text:span text:style-name="T57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7">And</text:span></text:span><text:span text:style-name="T57"> </text:span><text:span text:style-name="T5">I am logged in</text:span></text:p>
      <text:p text:style-name="P76"><text:span text:style-name="Strong_20_Emphasis"><text:span text:style-name="T57"><text:tab/>When</text:span></text:span><text:span text:style-name="T5"> I click on </text:span><text:span text:style-name="T8">the user icon</text:span><text:span text:style-name="T5"><text:line-break/><text:tab/></text:span><text:span text:style-name="Strong_20_Emphasis"><text:span text:style-name="T61">And</text:span></text:span><text:span text:style-name="T5"> I click on My Houses<text:line-break/><text:tab/></text:span><text:span text:style-name="Strong_20_Emphasis"><text:span text:style-name="T57">Then</text:span></text:span><text:span text:style-name="T5"> I should see a list of my houses<text:line-break/><text:tab/></text:span><text:span text:style-name="Strong_20_Emphasis"><text:span text:style-name="T57">And</text:span></text:span><text:span text:style-name="T5"> I click on "Post a New House"<text:line-break/><text:tab/></text:span><text:span text:style-name="Strong_20_Emphasis"><text:span text:style-name="T57">Then</text:span></text:span><text:span text:style-name="T5"> I should be able to fill out the form<text:line-break/><text:tab/></text:span><text:span text:style-name="Strong_20_Emphasis"><text:span text:style-name="T57">And</text:span></text:span><text:span text:style-name="T5"> I enter </text:span><text:span text:style-name="T35">all the information required</text:span></text:p>
      <text:p text:style-name="P76"><text:span text:style-name="T35"><text:tab/></text:span><text:span text:style-name="Strong_20_Emphasis"><text:span text:style-name="T57">And</text:span></text:span><text:span text:style-name="T5"> I </text:span><text:span text:style-name="T36">upload one or more pictures</text:span><text:span text:style-name="T5"><text:line-break/><text:tab/></text:span><text:span text:style-name="Strong_20_Emphasis"><text:span text:style-name="T57">And</text:span></text:span><text:span text:style-name="T5"> I click on Create</text:span></text:p>
      <text:p text:style-name="P64"><text:span text:style-name="T5"><text:tab/></text:span><text:span text:style-name="Strong_20_Emphasis"><text:span text:style-name="T68">Then</text:span></text:span><text:span text:style-name="T67"> </text:span><text:span text:style-name="T26">I should see a confirmation message that the post has been successfully </text:span><text:span text:style-name="T27">created</text:span><text:span text:style-name="T5"><text:line-break/><text:tab/></text:span><text:span text:style-name="Strong_20_Emphasis"><text:span text:style-name="T71">When</text:span></text:span><text:span text:style-name="T5"> I visit My Houses again<text:line-break/><text:tab/></text:span><text:span text:style-name="Strong_20_Emphasis"><text:span text:style-name="T57">And</text:span></text:span><text:span text:style-name="T5"> I should see the </text:span><text:span text:style-name="T36">House post</text:span><text:span text:style-name="T5"> I’ve just created</text:span></text:p>
      <text:p text:style-name="P63"><text:span text:style-name="T5"><text:tab/></text:span><text:span text:style-name="Strong_20_Emphasis"><text:span text:style-name="T64">Then</text:span></text:span><text:span text:style-name="T5"> I </text:span><text:span text:style-name="T30">click on the house I’ve just created</text:span></text:p>
      <text:p text:style-name="P45"><text:span text:style-name="Strong_20_Emphasis"><text:span text:style-name="T54"><text:tab/>And</text:span></text:span> <text:span text:style-name="T115">I should see </text:span><text:span text:style-name="T111">all the details about the house </text:span></text:p>
      <text:p text:style-name="P45"><text:span text:style-name="T111"><text:tab/></text:span><text:span text:style-name="Strong_20_Emphasis"><text:span text:style-name="T54">And</text:span></text:span> <text:span text:style-name="T115">they </text:span><text:span text:style-name="T111">should be correct</text:span></text:p>
      <text:p text:style-name="P44"><text:soft-page-break/></text:p>
      <text:p text:style-name="P40"/>
      <text:p text:style-name="P22"/>
      <text:p text:style-name="P27"/>
      <text:p text:style-name="P74"><text:span text:style-name="T59">Feature</text:span><text:span text:style-name="T56">: </text:span><text:span text:style-name="Strong_20_Emphasis"><text:span text:style-name="T89">A registered User <text:s/></text:span></text:span><text:span text:style-name="T40">Modif</text:span><text:span text:style-name="T51">ies his</text:span><text:span text:style-name="T40"> profile and add a new </text:span><text:span text:style-name="Strong_20_Emphasis"><text:span text:style-name="T41">profile picture</text:span></text:span></text:p>
      <text:p text:style-name="P32"/>
      <text:p text:style-name="P51"><text:span text:style-name="T3"><text:tab/></text:span><text:span text:style-name="T8">As a logged-in user, I want to modify my profile attributes and change my profile picture so <text:tab/>other users know who I am.</text:span></text:p>
      <text:p text:style-name="P4"/>
      <text:p text:style-name="P4"><text:span text:style-name="T73">Scenario</text:span>: <text:span text:style-name="T39">User </text:span><text:span text:style-name="T40">modif</text:span><text:span text:style-name="T51">ies</text:span><text:span text:style-name="T40"> his user profile</text:span></text:p>
      <text:p text:style-name="P36"/>
      <text:p text:style-name="P36"><text:tab/></text:p>
      <text:p text:style-name="P4"><text:span text:style-name="T2"><text:tab/></text:span><text:span text:style-name="Strong_20_Emphasis"><text:span text:style-name="T72">Given</text:span></text:span><text:span text:style-name="T72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72">And</text:span></text:span><text:span text:style-name="T72"> </text:span><text:span text:style-name="T5">I am logged in<text:line-break/><text:tab/></text:span><text:span text:style-name="Strong_20_Emphasis"><text:span text:style-name="T72">When</text:span></text:span><text:span text:style-name="T5"> I click on </text:span><text:span text:style-name="T8">the “user icon”</text:span></text:p>
      <text:p text:style-name="P5"><text:span text:style-name="T8"><text:tab/></text:span><text:span text:style-name="T74">And</text:span><text:span text:style-name="T8"> I click on “My Profile”</text:span><text:span text:style-name="T5"><text:line-break/><text:tab/></text:span><text:span text:style-name="Strong_20_Emphasis"><text:span text:style-name="T72">Then</text:span></text:span><text:span text:style-name="T5"> I should see </text:span><text:span text:style-name="T9">my User Profile</text:span><text:span text:style-name="T5"><text:line-break/><text:tab/></text:span><text:span text:style-name="Strong_20_Emphasis"><text:span text:style-name="T79">Then</text:span></text:span><text:span text:style-name="Strong_20_Emphasis"><text:span text:style-name="T9"> </text:span></text:span><text:span text:style-name="T5"><text:s/>I click on "</text:span><text:span text:style-name="T9">Edit Profile</text:span><text:span text:style-name="T5">"<text:line-break/><text:tab/></text:span><text:span text:style-name="Strong_20_Emphasis"><text:span text:style-name="T79">Then</text:span></text:span><text:span text:style-name="Strong_20_Emphasis"><text:span text:style-name="T9"> </text:span></text:span><text:span text:style-name="T5"><text:s/>I should be able to fill out the form<text:line-break/><text:tab/></text:span><text:span text:style-name="Strong_20_Emphasis"><text:span text:style-name="T75">And</text:span></text:span><text:span text:style-name="T5"> I enter my full name, email, password, and password confirmation</text:span></text:p>
      <text:p text:style-name="P6"><text:span text:style-name="T5"><text:tab/></text:span><text:span text:style-name="T76">And</text:span><text:span text:style-name="T10"> I upload a picture of myself</text:span><text:span text:style-name="T5"><text:line-break/><text:tab/></text:span><text:span text:style-name="Strong_20_Emphasis"><text:span text:style-name="T72">And</text:span></text:span><text:span text:style-name="T5"> I click on "</text:span><text:span text:style-name="T10">Save Changes</text:span><text:span text:style-name="T5">"<text:line-break/><text:tab/></text:span><text:span text:style-name="Strong_20_Emphasis"><text:span text:style-name="T72">Then</text:span></text:span><text:span text:style-name="T5"> I visit "</text:span><text:span text:style-name="T8">My Profile</text:span><text:span text:style-name="T5">" </text:span><text:span text:style-name="T11">page </text:span><text:span text:style-name="T5">again<text:line-break/><text:tab/></text:span><text:span text:style-name="Strong_20_Emphasis"><text:span text:style-name="T72">And</text:span></text:span><text:span text:style-name="T5"> I should see </text:span><text:span text:style-name="T11">the changes on my profile</text:span></text:p>
      <text:p text:style-name="P6"><text:span text:style-name="T11"><text:tab/></text:span><text:span text:style-name="Strong_20_Emphasis"><text:span text:style-name="T72">And </text:span></text:span><text:span text:style-name="Strong_20_Emphasis"><text:span text:style-name="T12">I should see </text:span></text:span><text:span text:style-name="Strong_20_Emphasis"><text:span text:style-name="T13">my new profile picture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74"><text:span text:style-name="T59">Feature</text:span><text:span text:style-name="T56">: </text:span><text:span text:style-name="Strong_20_Emphasis"><text:span text:style-name="T89">A registered User <text:s/></text:span></text:span><text:span text:style-name="T43">Modif</text:span><text:span text:style-name="T51">ies</text:span><text:span text:style-name="T43"> </text:span><text:span text:style-name="T51">his </text:span><text:span text:style-name="T43">recent House Post</text:span></text:p>
      <text:p text:style-name="P33"/>
      <text:p text:style-name="P52"><text:span text:style-name="T3"><text:tab/></text:span><text:span text:style-name="T19">As a logged-in user, I want to modify one of my recent house posts so that I can provide the <text:tab/>correct information regarding my house.</text:span></text:p>
      <text:p text:style-name="P7"/>
      <text:p text:style-name="P7"><text:span text:style-name="T73">Scenario</text:span>: <text:span text:style-name="T43">User edits one of his </text:span><text:span text:style-name="T44">House P</text:span><text:span text:style-name="T43">ost</text:span><text:span text:style-name="T45">s</text:span></text:p>
      <text:p text:style-name="P37"/>
      <text:p text:style-name="P37"><text:tab/></text:p>
      <text:p text:style-name="P53"><text:span text:style-name="Strong_20_Emphasis"><text:span text:style-name="T57"><text:tab/>Given</text:span></text:span><text:span text:style-name="T57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7">And</text:span></text:span><text:span text:style-name="T57"> </text:span><text:span text:style-name="T5">I am logged in</text:span></text:p>
      <text:p text:style-name="P65"><text:span text:style-name="Strong_20_Emphasis"><text:span text:style-name="T57"><text:tab/>When</text:span></text:span><text:span text:style-name="T5"> I click on </text:span><text:span text:style-name="T8">the “user icon”</text:span><text:span text:style-name="T5"><text:line-break/><text:tab/></text:span><text:span text:style-name="Strong_20_Emphasis"><text:span text:style-name="T61">And</text:span></text:span><text:span text:style-name="T5"> I click on "My Houses"<text:line-break/><text:tab/></text:span><text:span text:style-name="Strong_20_Emphasis"><text:span text:style-name="T57">Then</text:span></text:span><text:span text:style-name="T5"> I should see a list of my houses<text:line-break/><text:tab/></text:span><text:span text:style-name="Strong_20_Emphasis"><text:span text:style-name="T57">And</text:span></text:span><text:span text:style-name="T5"> I click on “</text:span><text:span text:style-name="T20">Edit” on</text:span><text:span text:style-name="T5"> </text:span><text:span text:style-name="T20">one of my House Posts</text:span><text:span text:style-name="T5"><text:line-break/><text:tab/></text:span><text:span text:style-name="Strong_20_Emphasis"><text:span text:style-name="T57">Then</text:span></text:span><text:span text:style-name="T5"> I should be able to fill out the form<text:line-break/><text:tab/></text:span><text:span text:style-name="Strong_20_Emphasis"><text:span text:style-name="T57">And</text:span></text:span><text:span text:style-name="T5"> I modify one or more </text:span><text:span text:style-name="T34">information</text:span><text:span text:style-name="T5"><text:line-break/><text:tab/></text:span><text:span text:style-name="Strong_20_Emphasis"><text:span text:style-name="T57">And</text:span></text:span><text:span text:style-name="T5"> I click on "</text:span><text:span text:style-name="T21">Apply</text:span><text:span text:style-name="T5">"</text:span></text:p>
      <text:p text:style-name="P73"><text:span text:style-name="Strong_20_Emphasis"><text:span text:style-name="T68"><text:tab/>Then</text:span></text:span><text:span text:style-name="T67"> </text:span><text:span text:style-name="T26">I should see a confirmation message that the post has been successfully </text:span><text:span text:style-name="T28">edited</text:span><text:span text:style-name="T5"><text:line-break/><text:tab/></text:span><text:span text:style-name="Strong_20_Emphasis"><text:span text:style-name="T57">Then</text:span></text:span><text:span text:style-name="T5"> I visit "My Houses" again<text:line-break/><text:tab/></text:span><text:span text:style-name="Strong_20_Emphasis"><text:span text:style-name="T57">And</text:span></text:span><text:span text:style-name="Strong_20_Emphasis"><text:span text:style-name="T5"> </text:span></text:span><text:span text:style-name="T5"><text:s/>I </text:span><text:span text:style-name="T22">click on “Show” on the House Post I’ve just modified</text:span></text:p>
      <text:p text:style-name="P54"><text:span text:style-name="T22"><text:tab/></text:span><text:span text:style-name="T60">Then</text:span><text:span text:style-name="T22"> I should be able to see all the correct information.</text:span></text:p>
      <text:p text:style-name="P28"><text:soft-page-break/></text:p>
      <text:p text:style-name="P28"/>
      <text:p text:style-name="P28"/>
      <text:p text:style-name="P28"/>
      <text:p text:style-name="P28"/>
      <text:p text:style-name="P71"><text:span text:style-name="T59">Feature</text:span><text:span text:style-name="T56">:</text:span><text:span text:style-name="T43"> </text:span><text:span text:style-name="Strong_20_Emphasis"><text:span text:style-name="T89">A registered User </text:span></text:span><text:span text:style-name="T46">Click</text:span><text:span text:style-name="T50">s</text:span><text:span text:style-name="T46"> on a notification and repl</text:span><text:span text:style-name="T50">ies</text:span><text:span text:style-name="T46"> to a user </text:span><text:span text:style-name="T50">with a Message</text:span></text:p>
      <text:p text:style-name="P34"/>
      <text:p text:style-name="P55"><text:span text:style-name="T3"><text:tab/></text:span><text:span text:style-name="T23">As a logged-in user, I want to click on a new notification that just arrived regarding someone <text:tab/>interested in one of my houses. Then I want to reply to that user’s message with a new <text:tab/>message so that we can find a compromise regarding my house.</text:span></text:p>
      <text:p text:style-name="P8"/>
      <text:p text:style-name="P8"><text:span text:style-name="T73">Scenario</text:span>: <text:span text:style-name="T43">User </text:span><text:span text:style-name="T50">send message throw notification </text:span></text:p>
      <text:p text:style-name="P38"/>
      <text:p text:style-name="P38"><text:tab/></text:p>
      <text:p text:style-name="P55"><text:span text:style-name="Strong_20_Emphasis"><text:span text:style-name="T57"><text:tab/>Given</text:span></text:span><text:span text:style-name="T57"> </text:span><text:span text:style-name="T5">I am on CaseVelocii </text:span><text:span text:style-name="T19">homepage</text:span><text:span text:style-name="T5"><text:line-break/><text:tab/></text:span><text:span text:style-name="Strong_20_Emphasis"><text:span text:style-name="T57">And</text:span></text:span><text:span text:style-name="T57"> </text:span><text:span text:style-name="T5">I am logged in</text:span></text:p>
      <text:p text:style-name="P72"><text:span text:style-name="Strong_20_Emphasis"><text:span text:style-name="T57"><text:tab/>When</text:span></text:span><text:span text:style-name="T5"> I click on </text:span><text:span text:style-name="T8">the “</text:span><text:span text:style-name="T23">Notification Icon</text:span><text:span text:style-name="T8">”</text:span><text:span text:style-name="T5"><text:line-break/><text:tab/></text:span><text:span text:style-name="Strong_20_Emphasis"><text:span text:style-name="T62">Then </text:span></text:span><text:span text:style-name="Strong_20_Emphasis"><text:span text:style-name="T14">I can see all my recent notifications</text:span></text:span><text:span text:style-name="T5"><text:line-break/><text:tab/></text:span><text:span text:style-name="Strong_20_Emphasis"><text:span text:style-name="T62">When</text:span></text:span><text:span text:style-name="T5"> I </text:span><text:span text:style-name="T23">click on my latest notification</text:span><text:span text:style-name="T5"><text:line-break/><text:tab/></text:span><text:span text:style-name="Strong_20_Emphasis"><text:span text:style-name="T57">And</text:span></text:span><text:span text:style-name="T5"> </text:span><text:span text:style-name="Strong_20_Emphasis"><text:span text:style-name="T62"><text:s/></text:span></text:span><text:span text:style-name="T5"><text:s/>I </text:span><text:span text:style-name="T23">should </text:span><text:span text:style-name="T24">see all the message</text:span><text:span text:style-name="T34">s </text:span><text:span text:style-name="T24">I‘ve sent to the user </text:span></text:p>
      <text:p text:style-name="P72"><text:span text:style-name="T24"><text:tab/></text:span><text:span text:style-name="Strong_20_Emphasis"><text:span text:style-name="T57">And</text:span></text:span><text:span text:style-name="T5"> <text:s/></text:span><text:span text:style-name="T34">I should see all </text:span><text:span text:style-name="T24"><text:s/>the message</text:span><text:span text:style-name="T34">s</text:span><text:span text:style-name="T24"> I’ve receive from that user</text:span><text:span text:style-name="T5"><text:line-break/><text:tab/></text:span><text:span text:style-name="Strong_20_Emphasis"><text:span text:style-name="T57">Then</text:span></text:span><text:span text:style-name="T5"> I should be able to </text:span><text:span text:style-name="T24">write a new message</text:span></text:p>
      <text:p text:style-name="P72"><text:span text:style-name="T24"><text:tab/></text:span><text:span text:style-name="Strong_20_Emphasis"><text:span text:style-name="T57">And</text:span></text:span><text:span text:style-name="T7"> </text:span><text:span text:style-name="T25"><text:s/>I write a new message</text:span><text:span text:style-name="T5"><text:line-break/><text:tab/></text:span><text:span text:style-name="Strong_20_Emphasis"><text:span text:style-name="T57">And</text:span></text:span><text:span text:style-name="T5"> I click on "</text:span><text:span text:style-name="T24">Send</text:span><text:span text:style-name="T5">"</text:span></text:p>
      <text:p text:style-name="P66"><text:span text:style-name="T5"><text:tab/></text:span><text:span text:style-name="Strong_20_Emphasis"><text:span text:style-name="T68">Then</text:span></text:span><text:span text:style-name="T67"> </text:span><text:span text:style-name="T26">I should see a confirmation message that the </text:span><text:span text:style-name="T29">message has been successfully sent</text:span><text:span text:style-name="T5"><text:line-break/><text:tab/></text:span><text:span text:style-name="Strong_20_Emphasis"><text:span text:style-name="T57">And <text:s/></text:span></text:span><text:span text:style-name="T5">I </text:span><text:span text:style-name="T24">should see my new message as the latest message sent to that user </text:span><text:span text:style-name="T5"><text:line-break/><text:tab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6"><text:span text:style-name="Strong_20_Emphasis"><text:span text:style-name="T77"/></text:span></text:p>
      <text:p text:style-name="P20"><text:span text:style-name="Strong_20_Emphasis"><text:span text:style-name="T77">Feature</text:span></text:span><text:span text:style-name="Strong_20_Emphasis"><text:span text:style-name="T13">: </text:span></text:span><text:span text:style-name="Strong_20_Emphasis"><text:span text:style-name="T89">A registered User </text:span></text:span><text:span text:style-name="Strong_20_Emphasis"><text:span text:style-name="T85">View</text:span></text:span><text:span text:style-name="Strong_20_Emphasis"><text:span text:style-name="T89">s</text:span></text:span><text:span text:style-name="Strong_20_Emphasis"><text:span text:style-name="T85"> all </text:span></text:span><text:span text:style-name="Strong_20_Emphasis"><text:span text:style-name="T89">his</text:span></text:span><text:span text:style-name="Strong_20_Emphasis"><text:span text:style-name="T85"> chats from different posts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see a list of all my ongoing chats from different posts so that I <text:tab/>can easily manage and continue my conversations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7">Scenario</text:span></text:span><text:span text:style-name="Strong_20_Emphasis"><text:span text:style-name="T13">: </text:span></text:span><text:span text:style-name="Strong_20_Emphasis"><text:span text:style-name="T85">User views </text:span></text:span><text:span text:style-name="Strong_20_Emphasis"><text:span text:style-name="T86">his</text:span></text:span><text:span text:style-name="Strong_20_Emphasis"><text:span text:style-name="T85"> chat li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</text:span></text:span><text:span text:style-name="Strong_20_Emphasis"><text:span text:style-name="T77"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13"><text:tab/></text:span></text:span><text:span text:style-name="Strong_20_Emphasis"><text:span text:style-name="T77">And</text:span></text:span><text:span text:style-name="Strong_20_Emphasis"><text:span text:style-name="T13"> I am logged in</text:span></text:span></text:p>
      <text:p text:style-name="P14"><text:span text:style-name="Strong_20_Emphasis"><text:span text:style-name="T13"><text:tab/></text:span></text:span><text:span text:style-name="Strong_20_Emphasis"><text:span text:style-name="T77">When </text:span></text:span><text:span text:style-name="Strong_20_Emphasis"><text:span text:style-name="T13">I click on the "</text:span></text:span><text:span text:style-name="Strong_20_Emphasis"><text:span text:style-name="T15">My Profile</text:span></text:span><text:span text:style-name="Strong_20_Emphasis"><text:span text:style-name="T13">"</text:span></text:span></text:p>
      <text:p text:style-name="P6"><text:span text:style-name="Strong_20_Emphasis"><text:span text:style-name="T13"><text:tab/></text:span></text:span><text:span text:style-name="Strong_20_Emphasis"><text:span text:style-name="T77">Then</text:span></text:span><text:span text:style-name="Strong_20_Emphasis"><text:span text:style-name="T13"> I should see a list of all my chats</text:span></text:span></text:p>
      <text:p text:style-name="P6"><text:span text:style-name="Strong_20_Emphasis"><text:span text:style-name="T13"><text:tab/></text:span></text:span><text:span text:style-name="Strong_20_Emphasis"><text:span text:style-name="T77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other user's profile picture and name</text:span></text:span></text:p>
      <text:p text:style-name="P6"><text:span text:style-name="Strong_20_Emphasis"><text:span text:style-name="T13"><text:tab/></text:span></text:span><text:span text:style-name="Strong_20_Emphasis"><text:span text:style-name="T77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show the associated post's image and title</text:span></text:span></text:p>
      <text:p text:style-name="P6"><text:span text:style-name="Strong_20_Emphasis"><text:span text:style-name="T13"><text:tab/></text:span></text:span><text:span text:style-name="Strong_20_Emphasis"><text:span text:style-name="T77">And</text:span></text:span><text:span text:style-name="Strong_20_Emphasis"><text:span text:style-name="T13"> </text:span></text:span><text:span text:style-name="Strong_20_Emphasis"><text:span text:style-name="T16">e</text:span></text:span><text:span text:style-name="Strong_20_Emphasis"><text:span text:style-name="T13">ach chat should display the last message exchanged</text:span></text:span></text:p>
      <text:p text:style-name="P6"><text:span text:style-name="Strong_20_Emphasis"><text:span text:style-name="T13"><text:tab/></text:span></text:span><text:span text:style-name="Strong_20_Emphasis"><text:span text:style-name="T77">When</text:span></text:span><text:span text:style-name="Strong_20_Emphasis"><text:span text:style-name="T13"> I click on a specific chat</text:span></text:span></text:p>
      <text:p text:style-name="P6"><text:span text:style-name="Strong_20_Emphasis"><text:span text:style-name="T13"><text:tab/></text:span></text:span><text:span text:style-name="Strong_20_Emphasis"><text:span text:style-name="T77">Then </text:span></text:span><text:span text:style-name="Strong_20_Emphasis"><text:span text:style-name="T13">I should be taken to the full conversation for that chat</text:span></text:span></text:p>
      <text:p text:style-name="P6"><text:soft-page-break/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20"><text:span text:style-name="Strong_20_Emphasis"><text:span text:style-name="T77">Feature</text:span></text:span><text:span text:style-name="Strong_20_Emphasis"><text:span text:style-name="T13">: </text:span></text:span><text:span text:style-name="Strong_20_Emphasis"><text:span text:style-name="T89">A registered User </text:span></text:span><text:span text:style-name="Strong_20_Emphasis"><text:span text:style-name="T85">Start</text:span></text:span><text:span text:style-name="Strong_20_Emphasis"><text:span text:style-name="T89">s</text:span></text:span><text:span text:style-name="Strong_20_Emphasis"><text:span text:style-name="T85"> a new chat about a house post 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13"><text:tab/>As a logged-in user, I want to initiate a conversation with the owner of a house post I'm <text:tab/>interested in, so that I can inquire about the property.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7">Scenario</text:span></text:span><text:span text:style-name="Strong_20_Emphasis"><text:span text:style-name="T13">: </text:span></text:span><text:span text:style-name="Strong_20_Emphasis"><text:span text:style-name="T85">User starts a new chat from a house post</text:span></text:span></text:p>
      <text:p text:style-name="P6"><text:span text:style-name="Strong_20_Emphasis"><text:span text:style-name="T13"/></text:span></text:p>
      <text:p text:style-name="P6"><text:span text:style-name="Strong_20_Emphasis"><text:span text:style-name="T77"><text:tab/>Given</text:span></text:span><text:span text:style-name="Strong_20_Emphasis"><text:span text:style-name="T13"> I am on CaseVelocii homepage</text:span></text:span></text:p>
      <text:p text:style-name="P6"><text:span text:style-name="Strong_20_Emphasis"><text:span text:style-name="T77"><text:tab/>And</text:span></text:span><text:span text:style-name="Strong_20_Emphasis"><text:span text:style-name="T13"> I am logged in</text:span></text:span></text:p>
      <text:p text:style-name="P6"><text:span text:style-name="Strong_20_Emphasis"><text:span text:style-name="T77"><text:tab/>When</text:span></text:span><text:span text:style-name="Strong_20_Emphasis"><text:span text:style-name="T13"> I click on a house post that interests me</text:span></text:span></text:p>
      <text:p text:style-name="P6"><text:span text:style-name="Strong_20_Emphasis"><text:span text:style-name="T77"><text:tab/>Then</text:span></text:span><text:span text:style-name="Strong_20_Emphasis"><text:span text:style-name="T13"> I should see the details of the house post</text:span></text:span></text:p>
      <text:p text:style-name="P6"><text:span text:style-name="Strong_20_Emphasis"><text:span text:style-name="T77"><text:tab/>And</text:span></text:span><text:span text:style-name="Strong_20_Emphasis"><text:span text:style-name="T13"> I should see a Send Message </text:span></text:span><text:span text:style-name="Strong_20_Emphasis"><text:span text:style-name="T17">and a text box </text:span></text:span></text:p>
      <text:p text:style-name="P15"><text:span text:style-name="Strong_20_Emphasis"><text:span text:style-name="T77"><text:tab/>Then</text:span></text:span><text:span text:style-name="Strong_20_Emphasis"><text:span text:style-name="T81"> </text:span></text:span><text:span text:style-name="Strong_20_Emphasis"><text:span text:style-name="T17">I write a new message</text:span></text:span></text:p>
      <text:p text:style-name="P15"><text:span text:style-name="Strong_20_Emphasis"><text:span text:style-name="T77"><text:tab/>And</text:span></text:span><text:span text:style-name="Strong_20_Emphasis"><text:span text:style-name="T13"> </text:span></text:span><text:span text:style-name="Strong_20_Emphasis"><text:span text:style-name="T17"><text:s/>I click on Send Message</text:span></text:span></text:p>
      <text:p text:style-name="P6"><text:span text:style-name="Strong_20_Emphasis"><text:span text:style-name="T77"><text:tab/>Then</text:span></text:span><text:span text:style-name="Strong_20_Emphasis"><text:span text:style-name="T13"> A new chat should be created between me and the </text:span></text:span><text:span text:style-name="Strong_20_Emphasis"><text:span text:style-name="T17">House owner</text:span></text:span></text:p>
      <text:p text:style-name="P15"><text:span text:style-name="Strong_20_Emphasis"><text:span text:style-name="T78"><text:tab/>When </text:span></text:span><text:span text:style-name="Strong_20_Emphasis"><text:span text:style-name="T17">I visit my User Page</text:span></text:span></text:p>
      <text:p text:style-name="P15"><text:span text:style-name="Strong_20_Emphasis"><text:span text:style-name="T77"><text:tab/>Then</text:span></text:span><text:span text:style-name="Strong_20_Emphasis"><text:span text:style-name="T13"> A new chat should be</text:span></text:span><text:span text:style-name="Strong_20_Emphasis"><text:span text:style-name="T17"> visible</text:span></text:span></text:p>
      <text:p text:style-name="P15"><text:span text:style-name="Strong_20_Emphasis"><text:span text:style-name="T77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other user's profile picture and name</text:span></text:span></text:p>
      <text:p text:style-name="P15"><text:span text:style-name="Strong_20_Emphasis"><text:span text:style-name="T77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show the associated post's image and title</text:span></text:span></text:p>
      <text:p text:style-name="P15"><text:span text:style-name="Strong_20_Emphasis"><text:span text:style-name="T77"><text:tab/>And</text:span></text:span><text:span text:style-name="Strong_20_Emphasis"><text:span text:style-name="T13"> </text:span></text:span><text:span text:style-name="Strong_20_Emphasis"><text:span text:style-name="T17">it</text:span></text:span><text:span text:style-name="Strong_20_Emphasis"><text:span text:style-name="T13"> should display the last message exchanged</text:span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p text:style-name="P10"><text:span text:style-name="Strong_20_Emphasis"><text:span text:style-name="T18"/></text:span></text:p>
      <text:h text:style-name="P9" text:outline-level="3"><text:span text:style-name="Strong_20_Emphasis"><text:span text:style-name="T103">Feature:</text:span></text:span><text:span text:style-name="Strong_20_Emphasis"><text:span text:style-name="T87"> </text:span></text:span><text:span text:style-name="Strong_20_Emphasis"><text:span text:style-name="T97">A new user </text:span></text:span><text:span text:style-name="Strong_20_Emphasis"><text:span text:style-name="T93">Search</text:span></text:span><text:span text:style-name="Strong_20_Emphasis"><text:span text:style-name="T97">es</text:span></text:span><text:span text:style-name="Strong_20_Emphasis"><text:span text:style-name="T93"> for a house near where </text:span></text:span><text:span text:style-name="Strong_20_Emphasis"><text:span text:style-name="T97">he lives</text:span></text:span></text:h>
      <text:p text:style-name="Text_20_body"><text:span text:style-name="Strong_20_Emphasis"><text:span text:style-name="T80"><text:tab/>As a logged-in user, I want to search for houses close to where I live so I can find my next <text:tab/>house near my current location.</text:span></text:span></text:p>
      <text:h text:style-name="Heading_20_4" text:outline-level="4"><text:span text:style-name="T58">Scenario:</text:span><text:span text:style-name="T84"> User searches for a house using address and radius</text:span></text:h>
      <text:p text:style-name="P67"><text:span text:style-name="Strong_20_Emphasis"><text:span text:style-name="T54"><text:tab/>Given</text:span></text:span> I am on the CaseVelocii homepage<text:line-break/><text:tab/><text:span text:style-name="Strong_20_Emphasis"><text:span text:style-name="T54">And</text:span></text:span> I am logged in<text:line-break/><text:tab/><text:span text:style-name="Strong_20_Emphasis"><text:span text:style-name="T54">When</text:span></text:span><text:span text:style-name="T54"> </text:span>I enter my address and a specific radius of distance in the Search bar<text:line-break/><text:tab/><text:span text:style-name="Strong_20_Emphasis"><text:span text:style-name="T54">And</text:span></text:span> I enter the name of my city</text:p>
      <text:p text:style-name="P78"><text:tab/><text:span text:style-name="Strong_20_Emphasis"><text:span text:style-name="T54">And</text:span></text:span> I <text:span text:style-name="T108">click on </text:span><text:span text:style-name="T109">S</text:span><text:span text:style-name="T108">earch</text:span><text:line-break/><text:tab/><text:span text:style-name="Strong_20_Emphasis"><text:span text:style-name="T54">Then</text:span></text:span> I should see posts regarding houses in my city<text:line-break/><text:tab/><text:span text:style-name="Strong_20_Emphasis"><text:span text:style-name="T54">And</text:span></text:span> the posts should be within the specified radius of my address<text:line-break/><text:tab/><text:span text:style-name="Strong_20_Emphasis"><text:span text:style-name="T54">When</text:span></text:span> I click on one of these posts<text:line-break/><text:tab/><text:span text:style-name="Strong_20_Emphasis"><text:span text:style-name="T54">Then</text:span></text:span> I should see detailed information about the house </text:p>
      <text:p text:style-name="P78"><text:tab/> <text:span text:style-name="Strong_20_Emphasis"><text:span text:style-name="T54">And</text:span></text:span> <text:span text:style-name="T113">I should see a </text:span>map with the address of <text:s/>the house displayed</text:p>
      <text:p text:style-name="P10"><text:soft-page-break/><text:span text:style-name="Strong_20_Emphasis"><text:span text:style-name="T91"/></text:span></text:p>
      <text:h text:style-name="P11" text:outline-level="3"><text:span text:style-name="Strong_20_Emphasis"><text:span text:style-name="T102">Feature: </text:span></text:span><text:span text:style-name="Strong_20_Emphasis"><text:span text:style-name="T94">a new User</text:span></text:span><text:span text:style-name="Strong_20_Emphasis"><text:span text:style-name="T104"> </text:span></text:span><text:span text:style-name="Strong_20_Emphasis"><text:span text:style-name="T92">Search</text:span></text:span><text:span text:style-name="Strong_20_Emphasis"><text:span text:style-name="T97">es</text:span></text:span><text:span text:style-name="Strong_20_Emphasis"><text:span text:style-name="T92"> for a house in my city within a budget </text:span></text:span></text:h>
      <text:p text:style-name="P57"><text:span text:style-name="Strong_20_Emphasis"><text:tab/></text:span><text:span text:style-name="Strong_20_Emphasis"><text:span text:style-name="T80">As a </text:span></text:span><text:span text:style-name="Strong_20_Emphasis"><text:span text:style-name="T82">non </text:span></text:span><text:span text:style-name="Strong_20_Emphasis"><text:span text:style-name="T80">logged-in user, I want to search for houses in my city that cost less than €500,000 <text:tab/>so I can find affordable housing options.</text:span></text:span></text:p>
      <text:h text:style-name="P56" text:outline-level="4"><text:span text:style-name="T58">Scenario:</text:span> <text:span text:style-name="T84">User searches for houses in the city within a budget</text:span></text:h>
      <text:p text:style-name="P58"><text:span text:style-name="Strong_20_Emphasis"><text:span text:style-name="T54"><text:tab/>Given</text:span></text:span> I am on the CaseVelocii homepage<text:line-break/><text:tab/><text:span text:style-name="Strong_20_Emphasis"><text:span text:style-name="T54">And</text:span></text:span><text:span text:style-name="T54"> </text:span>I am <text:span text:style-name="T110">not</text:span> logged in<text:line-break/><text:tab/><text:span text:style-name="Strong_20_Emphasis"><text:span text:style-name="T54">When</text:span></text:span> I enter the name of my city in the Search bar<text:line-break/><text:tab/><text:span text:style-name="Strong_20_Emphasis"><text:span text:style-name="T54">And</text:span></text:span> I set the maximum price to €500,00<text:span text:style-name="T107">0</text:span></text:p>
      <text:p text:style-name="P60"><text:span text:style-name="Strong_20_Emphasis"><text:span text:style-name="T54"><text:tab/>And</text:span></text:span> I <text:span text:style-name="T107">click on “Search”</text:span><text:line-break/><text:tab/><text:span text:style-name="Strong_20_Emphasis"><text:span text:style-name="T54">Then</text:span></text:span> I should see posts regarding houses in my city<text:line-break/><text:tab/><text:span text:style-name="Strong_20_Emphasis"><text:span text:style-name="T54">And</text:span></text:span> the posts should only include houses that cost less than €500,000<text:line-break/><text:tab/><text:span text:style-name="Strong_20_Emphasis"><text:span text:style-name="T54">When</text:span></text:span><text:span text:style-name="T54"> </text:span>I click on one of these posts<text:line-break/><text:tab/><text:span text:style-name="Strong_20_Emphasis"><text:span text:style-name="T54">Then</text:span></text:span><text:span text:style-name="T54"> </text:span>I should see detailed information about the house<text:line-break/><text:tab/><text:span text:style-name="Strong_20_Emphasis"><text:span text:style-name="T54">And</text:span></text:span> I <text:span text:style-name="T108">should cost <text:s/>less than €500,000</text:span></text:p>
      <text:p text:style-name="P59"><text:tab/><text:span text:style-name="Strong_20_Emphasis"><text:span text:style-name="T54">And</text:span></text:span> I <text:span text:style-name="T108">should</text:span><text:span text:style-name="T110">n’t be able to send message to the owner of the house</text:span></text:p>
      <text:p text:style-name="P13"><text:span text:style-name="Strong_20_Emphasis"><text:span text:style-name="T63"/></text:span></text:p>
      <text:p text:style-name="P13"><text:span text:style-name="Strong_20_Emphasis"><text:span text:style-name="T63"/></text:span></text:p>
      <text:p text:style-name="P13"><text:span text:style-name="Strong_20_Emphasis"><text:span text:style-name="T63"/></text:span></text:p>
      <text:p text:style-name="P13"><text:span text:style-name="Strong_20_Emphasis"><text:span text:style-name="T65"/></text:span></text:p>
      <text:h text:style-name="P12" text:outline-level="3"><text:span text:style-name="Strong_20_Emphasis"><text:span text:style-name="T102"/></text:span></text:h>
      <text:h text:style-name="P12" text:outline-level="3"><text:span text:style-name="Strong_20_Emphasis"><text:span text:style-name="T102"/></text:span></text:h>
      <text:h text:style-name="P12" text:outline-level="3"><text:span text:style-name="Strong_20_Emphasis"><text:span text:style-name="T102"/></text:span></text:h>
      <text:h text:style-name="P12" text:outline-level="3"><text:span text:style-name="Strong_20_Emphasis"><text:span text:style-name="T102"/></text:span></text:h>
      <text:h text:style-name="P12" text:outline-level="3"><text:span text:style-name="Strong_20_Emphasis"><text:span text:style-name="T102">Feature:</text:span></text:span><text:span text:style-name="Strong_20_Emphasis"><text:span text:style-name="T104"> </text:span></text:span><text:span text:style-name="Strong_20_Emphasis"><text:span text:style-name="T95">an </text:span></text:span><text:span text:style-name="Strong_20_Emphasis"><text:span text:style-name="T92">Admin </text:span></text:span><text:span text:style-name="Strong_20_Emphasis"><text:span text:style-name="T95">search</text:span></text:span><text:span text:style-name="Strong_20_Emphasis"><text:span text:style-name="T97">es</text:span></text:span><text:span text:style-name="Strong_20_Emphasis"><text:span text:style-name="T95"> and deletes a House post with incorrect information</text:span></text:span></text:h>
      <text:p text:style-name="Text_20_body"><text:span text:style-name="Strong_20_Emphasis"><text:span text:style-name="T104"><text:tab/>As an admin, I want to access the admin panel and delete posts with incorrect information to <text:tab/>maintain the accuracy and quality of the </text:span></text:span><text:span text:style-name="Strong_20_Emphasis"><text:span text:style-name="T105">posts</text:span></text:span><text:span text:style-name="Strong_20_Emphasis"><text:span text:style-name="T104"> on the platform.</text:span></text:span></text:p>
      <text:h text:style-name="P61" text:outline-level="4"><text:span text:style-name="T58">Scenario:</text:span> <text:span text:style-name="T83">Admin deletes a post with incorrect information</text:span></text:h>
      <text:p text:style-name="Text_20_body"><text:span text:style-name="Strong_20_Emphasis"><text:span text:style-name="T66"><text:tab/>Given</text:span></text:span><text:span text:style-name="T98"> I am on the CaseVelocii homepage<text:line-break/><text:tab/></text:span><text:span text:style-name="Strong_20_Emphasis"><text:span text:style-name="T66">And</text:span></text:span><text:span text:style-name="T98"> I am logged in as an admin<text:line-break/><text:tab/></text:span><text:span text:style-name="Strong_20_Emphasis"><text:span text:style-name="T66">When</text:span></text:span><text:span text:style-name="T98"> I click on the user icon<text:line-break/><text:tab/></text:span><text:span text:style-name="Strong_20_Emphasis"><text:span text:style-name="T66">And</text:span></text:span><text:span text:style-name="T98"> I click on "Admin Panel"<text:line-break/><text:tab/></text:span><text:span text:style-name="Strong_20_Emphasis"><text:span text:style-name="T66">Then</text:span></text:span><text:span text:style-name="T98"> I should see the admin dashboard<text:line-break/><text:tab/></text:span><text:span text:style-name="Strong_20_Emphasis"><text:span text:style-name="T66">When</text:span></text:span><text:span text:style-name="T98"> I </text:span><text:span text:style-name="T99">search for the post with incorrect informations</text:span><text:span text:style-name="T98"><text:line-break/><text:tab/></text:span><text:span text:style-name="Strong_20_Emphasis"><text:span text:style-name="T66">And</text:span></text:span><text:span text:style-name="T98"> I find a post with incorrect information<text:line-break/><text:tab/></text:span><text:span text:style-name="Strong_20_Emphasis"><text:span text:style-name="T66">Then</text:span></text:span><text:span text:style-name="T66"> </text:span><text:span text:style-name="T98">I click on the "Delete" button for that post<text:line-break/><text:tab/></text:span><text:span text:style-name="Strong_20_Emphasis"><text:span text:style-name="T66">Then</text:span></text:span><text:span text:style-name="T66"> </text:span><text:span text:style-name="T98">the post should be removed from the platform<text:line-break/><text:tab/></text:span><text:span text:style-name="Strong_20_Emphasis"><text:span text:style-name="T66">And</text:span></text:span><text:span text:style-name="T66"> </text:span><text:span text:style-name="T98">I should see a confirmation message that the post has been successfully deleted</text:span></text:p>
      <text:p text:style-name="P13"><text:soft-page-break/><text:span text:style-name="Strong_20_Emphasis"><text:span text:style-name="T65"/></text:span></text:p>
      <text:h text:style-name="P16" text:outline-level="3"><text:span text:style-name="Strong_20_Emphasis"><text:span text:style-name="T65"/></text:span></text:h>
      <text:h text:style-name="P18" text:outline-level="3"><text:span text:style-name="Strong_20_Emphasis"><text:span text:style-name="T102">Feature:</text:span></text:span><text:span text:style-name="Strong_20_Emphasis"><text:span text:style-name="T104"> </text:span></text:span><text:span text:style-name="Strong_20_Emphasis"><text:span text:style-name="T106"><text:s/></text:span></text:span><text:span text:style-name="Strong_20_Emphasis"><text:span text:style-name="T96">A registered User </text:span></text:span><text:span text:style-name="Strong_20_Emphasis"><text:span text:style-name="T92">Delete a post after selling a house </text:span></text:span></text:h>
      <text:p text:style-name="Text_20_body"><text:span text:style-name="Strong_20_Emphasis"><text:span text:style-name="T80"><text:tab/>As a logged-in user, I want to delete my house post once I have sold my house so that it no <text:tab/>longer appears on the platform.</text:span></text:span></text:p>
      <text:h text:style-name="P68" text:outline-level="4"><text:span text:style-name="T58">Scenario:</text:span> <text:span text:style-name="T83">User deletes a post after selling their house</text:span></text:h>
      <text:p text:style-name="Text_20_body"><text:span text:style-name="Strong_20_Emphasis"><text:span text:style-name="T54"><text:tab/>Given</text:span></text:span> I am on the CaseVelocii homepage<text:line-break/><text:tab/><text:span text:style-name="Strong_20_Emphasis"><text:span text:style-name="T54">And</text:span></text:span><text:span text:style-name="T54"> </text:span>I am logged in<text:line-break/><text:tab/><text:span text:style-name="Strong_20_Emphasis"><text:span text:style-name="T54">When</text:span></text:span> I click on the user icon<text:line-break/><text:tab/><text:span text:style-name="Strong_20_Emphasis"><text:span text:style-name="T54">And</text:span></text:span><text:span text:style-name="T54"> </text:span>I click on "My Houses"<text:line-break/><text:tab/><text:span text:style-name="Strong_20_Emphasis"><text:span text:style-name="T54">Then</text:span></text:span> I should see a list of my house posts<text:line-break/><text:tab/><text:span text:style-name="Strong_20_Emphasis"><text:span text:style-name="T54">When</text:span></text:span> I find the post for the house I have sold<text:line-break/><text:tab/><text:span text:style-name="Strong_20_Emphasis"><text:span text:style-name="T54">And</text:span></text:span> I click on the "Delete" button for that post<text:line-break/><text:tab/><text:span text:style-name="Strong_20_Emphasis"><text:span text:style-name="T54">Then</text:span></text:span><text:span text:style-name="T54"> </text:span>the post should be removed <text:line-break/><text:tab/><text:span text:style-name="Strong_20_Emphasis"><text:span text:style-name="T54">And</text:span></text:span><text:span text:style-name="T54"> </text:span>I should see a confirmation message that the post has been successfully deleted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p text:style-name="P17"><text:span text:style-name="Strong_20_Emphasis"><text:span text:style-name="T65"/></text:span></text:p>
      <text:h text:style-name="P41" text:outline-level="3"><text:span text:style-name="Strong_20_Emphasis"><text:span text:style-name="T70">Feature:</text:span></text:span><text:span text:style-name="Strong_20_Emphasis"><text:span text:style-name="T47"> </text:span></text:span><text:span text:style-name="Strong_20_Emphasis"><text:span text:style-name="T48">A new User </text:span></text:span><text:span text:style-name="Strong_20_Emphasis"><text:span text:style-name="T47">Sign up with Google OAuth and check profile</text:span></text:span></text:h>
      <text:p text:style-name="Text_20_body"><text:span text:style-name="Strong_20_Emphasis"><text:span text:style-name="T80"><text:tab/>As a new user, I want to be able to sign up with Google and check if my name and avatar <text:tab/>image are correctly displayed in my profile.</text:span></text:span></text:p>
      <text:h text:style-name="P68" text:outline-level="4"><text:span text:style-name="T58">Scenario:</text:span> <text:span text:style-name="T83">Sign up with Google OAuth</text:span></text:h>
      <text:p text:style-name="P77"><text:span text:style-name="Strong_20_Emphasis"><text:span text:style-name="T54"><text:tab/>Given</text:span></text:span> I am on the CaseVelocii homepage </text:p>
      <text:p text:style-name="P77"><text:span text:style-name="Strong_20_Emphasis"><text:span text:style-name="T54"><text:tab/>And</text:span></text:span> I’m a new user<text:line-break/><text:tab/><text:span text:style-name="Strong_20_Emphasis"><text:span text:style-name="T54">When</text:span></text:span> I click on the user icon<text:line-break/><text:tab/><text:span text:style-name="Strong_20_Emphasis"><text:span text:style-name="T54">And</text:span></text:span> I click on "Sign Up"<text:line-break/><text:tab/><text:span text:style-name="Strong_20_Emphasis"><text:span text:style-name="T54">Then</text:span></text:span> I should be able to click on the “Sign Up with Google” button<text:line-break/><text:tab/><text:span text:style-name="Strong_20_Emphasis"><text:span text:style-name="T54">And</text:span></text:span> I click on that button<text:line-break/><text:tab/><text:span text:style-name="Strong_20_Emphasis"><text:span text:style-name="T54">Then</text:span></text:span><text:span text:style-name="T54"> </text:span>I should be redirected to the Google OAuth page<text:line-break/><text:tab/><text:span text:style-name="Strong_20_Emphasis"><text:span text:style-name="T54">And</text:span></text:span> I grant access to CaseVelocii in the Google authorization panel<text:line-break/><text:tab/><text:span text:style-name="Strong_20_Emphasis"><text:span text:style-name="T54">Then</text:span></text:span> I should be redirected to the CaseVelocii homepage<text:line-break/><text:tab/><text:span text:style-name="Strong_20_Emphasis"><text:span text:style-name="T54">And</text:span></text:span> I should be logged in with my Google account<text:line-break/><text:tab/><text:span text:style-name="Strong_20_Emphasis"><text:span text:style-name="T54">When</text:span></text:span><text:span text:style-name="T54"> </text:span>I click on the user icon<text:line-break/><text:tab/><text:span text:style-name="Strong_20_Emphasis"><text:span text:style-name="T54">And</text:span></text:span><text:span text:style-name="T54"> </text:span>I click on <text:span text:style-name="T117">My Profile</text:span><text:line-break/><text:tab/><text:span text:style-name="Strong_20_Emphasis"><text:span text:style-name="T54">Then</text:span></text:span> I should see my profile<text:line-break/><text:tab/><text:span text:style-name="Strong_20_Emphasis"><text:span text:style-name="T54">And</text:span></text:span> I should see my Google name<text:line-break/><text:tab/><text:span text:style-name="Strong_20_Emphasis"><text:span text:style-name="T54">And</text:span></text:span> I should see my Google avatar picture</text:p>
      <text:p text:style-name="P77"><text:soft-page-break/></text:p>
      <text:p text:style-name="P77"/>
      <text:p text:style-name="P69"><text:span text:style-name="T59">Feature: </text:span><text:span text:style-name="T42">New User logs in with Google Oauth</text:span></text:p>
      <text:p text:style-name="P35"/>
      <text:p text:style-name="P70"><text:span text:style-name="T3"><text:tab/></text:span><text:span text:style-name="T2">As a </text:span><text:span text:style-name="T33">Google</text:span><text:span text:style-name="T2"> user </text:span><text:span text:style-name="T33">but not </text:span><text:span text:style-name="T32">logged-in</text:span><text:span text:style-name="T2">, I want to be able to </text:span><text:span text:style-name="T31">log in using my Google Account <text:tab/>without being required to insert any email or password</text:span></text:p>
      <text:p text:style-name="P19"/>
      <text:p text:style-name="P19"><text:span text:style-name="T73">Scenario:</text:span> <text:span text:style-name="T49">Log in with Google Oauth</text:span></text:p>
      <text:p text:style-name="P42"/>
      <text:p text:style-name="P23"><text:span text:style-name="T1"><text:tab/></text:span><text:span text:style-name="T73">Given</text:span><text:span text:style-name="T6"> </text:span><text:span text:style-name="T1">I am on CaseVelocii homepage</text:span></text:p>
      <text:p text:style-name="P24"><text:span text:style-name="Strong_20_Emphasis"><text:tab/>And</text:span> <text:span text:style-name="T1">I’m </text:span><text:span text:style-name="T32">not logged-in</text:span></text:p>
      <text:p text:style-name="P23"><text:tab/><text:span text:style-name="T73">When</text:span> <text:span text:style-name="T1">I click on user icon </text:span></text:p>
      <text:p text:style-name="P23"><text:tab/><text:span text:style-name="T73">And </text:span><text:s text:c="2"/><text:span text:style-name="T1">I click on </text:span><text:span text:style-name="T31">“Log In”</text:span></text:p>
      <text:p text:style-name="P69"><text:span text:style-name="T55"><text:tab/></text:span><text:span text:style-name="Strong_20_Emphasis"><text:span text:style-name="T58">Then</text:span></text:span> I should be able to <text:span text:style-name="T112">click on “Log in with Google” button</text:span><text:line-break/><text:tab/><text:span text:style-name="Strong_20_Emphasis"><text:span text:style-name="T58">And</text:span></text:span> I <text:span text:style-name="T112">click on that button</text:span></text:p>
      <text:p text:style-name="P43"><text:tab/><text:span text:style-name="Strong_20_Emphasis"><text:span text:style-name="T58">Then</text:span></text:span> I should be able <text:span text:style-name="T112">redirected to </text:span>CaseVelocii homepage</text:p>
      <text:p text:style-name="P43"><text:tab/><text:span text:style-name="Strong_20_Emphasis"><text:span text:style-name="T54">And</text:span></text:span> I should see <text:span text:style-name="T112">logged-in </text:span></text:p>
      <text:p text:style-name="P43"><text:tab/><text:span text:style-name="Strong_20_Emphasis"><text:span text:style-name="T54">And</text:span></text:span> I should see my Google name</text:p>
      <text:p text:style-name="P43"><text:tab/><text:span text:style-name="Strong_20_Emphasis"><text:span text:style-name="T54">And</text:span></text:span> I should see my Google avatar picture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h text:style-name="P46" text:outline-level="3"><text:span text:style-name="T54">Feature:</text:span> <text:span text:style-name="T88">An </text:span><text:span text:style-name="T84">Admin </text:span><text:span text:style-name="T88">searches and</text:span><text:span text:style-name="T84"> edits a post with incorrect information </text:span></text:h>
      <text:p text:style-name="Text_20_body"><text:span text:style-name="Strong_20_Emphasis"><text:span text:style-name="T104"><text:tab/>As an admin, I want to access the admin panel and edit posts with incorrect information to <text:tab/>maintain the accuracy and quality of the listings on the platform.</text:span></text:span></text:p>
      <text:h text:style-name="P62" text:outline-level="4"><text:span text:style-name="T54">Scenario: </text:span><text:span text:style-name="T84">Admin edits a post with incorrect information</text:span></text:h>
      <text:p text:style-name="P79"><text:span text:style-name="Strong_20_Emphasis"><text:span text:style-name="T66"><text:tab/>Given</text:span></text:span><text:span text:style-name="T98"> I am on the CaseVelocii homepage<text:line-break/><text:tab/></text:span><text:span text:style-name="Strong_20_Emphasis"><text:span text:style-name="T66">And</text:span></text:span><text:span text:style-name="T66"> </text:span><text:span text:style-name="T98">I am logged in as an admin<text:line-break/><text:tab/></text:span><text:span text:style-name="Strong_20_Emphasis"><text:span text:style-name="T66">When</text:span></text:span><text:span text:style-name="T98"> I click on the user icon<text:line-break/><text:tab/></text:span><text:span text:style-name="Strong_20_Emphasis"><text:span text:style-name="T66">And</text:span></text:span><text:span text:style-name="T98"> I click on "Admin Panel"<text:line-break/><text:tab/></text:span><text:span text:style-name="Strong_20_Emphasis"><text:span text:style-name="T66">Then</text:span></text:span><text:span text:style-name="T98"> I should see the admin dashboard<text:line-break/><text:tab/></text:span><text:span text:style-name="Strong_20_Emphasis"><text:span text:style-name="T66">Then</text:span></text:span><text:span text:style-name="T98"> I </text:span><text:span text:style-name="T100">search for the post with incorrect information</text:span><text:span text:style-name="T98"><text:line-break/><text:tab/></text:span><text:span text:style-name="Strong_20_Emphasis"><text:span text:style-name="T66">And</text:span></text:span><text:span text:style-name="T98"> I find a post with incorrect information<text:line-break/><text:tab/></text:span><text:span text:style-name="Strong_20_Emphasis"><text:span text:style-name="T66">Then</text:span></text:span><text:span text:style-name="T98"> I click on the "Edit" button for that post<text:line-break/><text:tab/></text:span><text:span text:style-name="Strong_20_Emphasis"><text:span text:style-name="T66">And</text:span></text:span><text:span text:style-name="T98"> I should be able to edit the </text:span><text:span text:style-name="T101">information of the post</text:span><text:span text:style-name="T98"><text:line-break/><text:tab/></text:span><text:span text:style-name="Strong_20_Emphasis"><text:span text:style-name="T66">When</text:span></text:span><text:span text:style-name="T98"> I update the incorrect information <text:s/></text:span></text:p>
      <text:p text:style-name="P79"><text:span text:style-name="T100"><text:tab/></text:span><text:span text:style-name="Strong_20_Emphasis"><text:span text:style-name="T69">And</text:span></text:span><text:span text:style-name="T100"> I click "Save Changes"</text:span><text:span text:style-name="T98"><text:line-break/><text:tab/></text:span><text:span text:style-name="Strong_20_Emphasis"><text:span text:style-name="T66">Then</text:span></text:span><text:span text:style-name="T98"> </text:span><text:span text:style-name="T101">the post should be updated with correct information</text:span><text:span text:style-name="T98"><text:line-break/><text:tab/></text:span><text:span text:style-name="Strong_20_Emphasis"><text:span text:style-name="T66">And</text:span></text:span><text:span text:style-name="T98"> I should see a confirmation message that the post has been successfully updated</text:span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05.527628022</meta:creation-date>
    <dc:date>2024-07-16T14:37:11.042763965</dc:date>
    <meta:editing-duration>PT6H41M11S</meta:editing-duration>
    <meta:editing-cycles>67</meta:editing-cycles>
    <meta:generator>LibreOffice/7.3.7.2$Linux_X86_64 LibreOffice_project/30$Build-2</meta:generator>
    <meta:document-statistic meta:table-count="0" meta:image-count="0" meta:object-count="0" meta:page-count="7" meta:paragraph-count="117" meta:word-count="1997" meta:character-count="10446" meta:non-whitespace-character-count="8324"/>
  </office:meta>
</office:document-meta>
</file>